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6e6e6" fo:border="0.06pt solid #000000"/>
      <style:text-properties fo:color="#000000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>
      <style:table-cell-properties fo:background-color="#ff9966" fo:border="0.06pt solid #000000"/>
    </style:style>
    <style:style style:name="ce8" style:family="table-cell" style:parent-style-name="Default">
      <style:table-cell-properties fo:background-color="#d0e4a6" fo:border="0.06pt solid #000000"/>
    </style:style>
    <style:style style:name="ce9" style:family="table-cell" style:parent-style-name="Default">
      <style:table-cell-properties fo:background-color="#7ac142" fo:border="0.06pt solid #000000"/>
    </style:style>
    <style:style style:name="ce10" style:family="table-cell" style:parent-style-name="Default" style:data-style-name="N1">
      <style:table-cell-properties fo:background-color="#ffcc99" fo:border="0.06pt solid #000000"/>
    </style:style>
    <style:style style:name="ce11" style:family="table-cell" style:parent-style-name="Default" style:data-style-name="N1">
      <style:table-cell-properties fo:background-color="#ff9966" fo:border="0.06pt solid #000000"/>
    </style:style>
    <style:style style:name="gr1" style:family="graphic">
      <style:graphic-properties draw:marker-start="Linienende_20_2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ende_20_2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ende_20_2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lbany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lbany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lbany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Verteilung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ce2"/>
        <table:table-column table:style-name="co2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5" office:value-type="string" calcext:value-type="string">
            <office:annotation draw:style-name="gr1" draw:text-style-name="P2" svg:width="28.98mm" svg:height="21.76mm" svg:x="186.65mm" svg:y="0.01mm" draw:caption-point-x="-5.43mm" draw:caption-point-y="0.09mm">
              <dc:date>2009-06-08T00:00:00</dc:date>
              <text:p text:style-name="P1"><text:span text:style-name="T1">Wieviele Gefahrenstoffe werden wohin verteilt?</text:span></text:p>
              <text:p text:style-name="P1"><text:span text:style-name="T1"/></text:p>
            </office:annotation>
            <text:p>Verteilung S – G</text:p>
          </table:table-cell>
          <table:table-cell table:style-name="ce3"/>
          <table:table-cell table:style-name="ce3" office:value-type="string" calcext:value-type="string">
            <text:p>1. Zeitschritt</text:p>
          </table:table-cell>
          <table:table-cell table:style-name="ce3"/>
          <table:table-cell table:style-name="ce3" office:value-type="string" calcext:value-type="string">
            <text:p>2. Zeitschritt</text:p>
          </table:table-cell>
          <table:table-cell table:style-name="ce3"/>
          <table:table-cell table:style-name="ce3" office:value-type="string" calcext:value-type="string">
            <text:p>3. Zeitschritt</text:p>
          </table:table-cell>
          <table:table-cell table:style-name="ce3"/>
          <table:table-cell table:style-name="ce3" office:value-type="string" calcext:value-type="string">
            <text:p>4. Zeitschritt</text:p>
          </table:table-cell>
          <table:table-cell table:style-name="ce3"/>
          <table:table-cell table:style-name="ce3" office:value-type="string" calcext:value-type="string">
            <text:p>5. Zeitschritt</text:p>
          </table:table-cell>
          <table:table-cell table:style-name="ce3"/>
          <table:table-cell table:style-name="ce3" office:value-type="string" calcext:value-type="string">
            <text:p>6. Zeitschritt</text:p>
          </table:table-cell>
          <table:table-cell table:style-name="ce3"/>
          <table:table-cell table:style-name="ce3" office:value-type="string" calcext:value-type="string">
            <text:p>7. Zeitschritt</text:p>
          </table:table-cell>
          <table:table-cell table:style-name="ce3"/>
          <table:table-cell table:style-name="ce3" office:value-type="string" calcext:value-type="string">
            <text:p>8. Zeitschritt</text:p>
          </table:table-cell>
          <table:table-cell table:style-name="ce3"/>
          <table:table-cell table:style-name="ce3" office:value-type="string" calcext:value-type="string">
            <text:p>9. Zeitschritt</text:p>
          </table:table-cell>
          <table:table-cell table:style-name="ce3"/>
          <table:table-cell table:style-name="ce3" office:value-type="string" calcext:value-type="string">
            <text:p>10. Zeitschritt</text:p>
          </table:table-cell>
          <table:table-cell table:style-name="ce3"/>
          <table:table-cell table:style-name="ce3" office:value-type="string" calcext:value-type="string">
            <text:p>11. Zeitschritt</text:p>
          </table:table-cell>
          <table:table-cell table:style-name="ce3"/>
          <table:table-cell table:style-name="ce3" office:value-type="string" calcext:value-type="string">
            <text:p>12. Zeitschritt</text:p>
          </table:table-cell>
          <table:table-cell table:style-name="ce3"/>
          <table:table-cell table:style-name="ce3" office:value-type="string" calcext:value-type="string">
            <text:p>13. Zeitschrit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6" table:formula="of:= [.B2]*[.H$2]+[.C2]*[.H$3]+[.D2]*[.H$4]+[.E2]*[.H$5]+[.F2]*[.H$6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6" table:formula="of:=[.B2]*[.J$31]+[.C2]*[.J$32]+[.D2]*[.J$33]+[.E2]*[.J$34]+[.F2]*[.J$35]"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table:style-name="ce6" table:formula="of:=[.B2]*[.L$31]+[.C2]*[.L$32]+[.D2]*[.L$33]+[.E2]*[.L$34]+[.F2]*[.L$35]" office:value-type="float" office:value="74.9" calcext:value-type="float">
            <text:p>74,9</text:p>
          </table:table-cell>
          <table:table-cell office:value-type="string" calcext:value-type="string">
            <text:p>A</text:p>
          </table:table-cell>
          <table:table-cell table:style-name="ce6" table:formula="of:=[.$B$2]*[.N$31]+[.$C$2]*[.N$32]+[.$D$2]*[.N$33]+[.$E$2]*[.N$34]+[.$F$2]*[.N$35]" office:value-type="float" office:value="66.7925" calcext:value-type="float">
            <text:p>66,79</text:p>
          </table:table-cell>
          <table:table-cell office:value-type="string" calcext:value-type="string">
            <text:p>A</text:p>
          </table:table-cell>
          <table:table-cell table:style-name="ce6" table:formula="of:=[.$B$2]*[.P$31]+[.$C$2]*[.P$32]+[.$D$2]*[.P$33]+[.$E$2]*[.P$34]+[.$F$2]*[.P$35]" office:value-type="float" office:value="61.571" calcext:value-type="float">
            <text:p>61,57</text:p>
          </table:table-cell>
          <table:table-cell office:value-type="string" calcext:value-type="string">
            <text:p>A</text:p>
          </table:table-cell>
          <table:table-cell table:style-name="ce6" table:formula="of:=[.$B$2]*[.R$31]+[.$C$2]*[.R$32]+[.$D$2]*[.R$33]+[.$E$2]*[.R$34]+[.$F$2]*[.R$35]" office:value-type="float" office:value="52.908275" calcext:value-type="float">
            <text:p>52,91</text:p>
          </table:table-cell>
          <table:table-cell office:value-type="string" calcext:value-type="string">
            <text:p>A</text:p>
          </table:table-cell>
          <table:table-cell table:style-name="ce6" table:formula="of:=[.$B$2]*[.T$31]+[.$C$2]*[.T$32]+[.$D$2]*[.T$33]+[.$E$2]*[.T$34]+[.$F$2]*[.T$35]" office:value-type="float" office:value="44.2144100000001" calcext:value-type="float">
            <text:p>44,21</text:p>
          </table:table-cell>
          <table:table-cell office:value-type="string" calcext:value-type="string">
            <text:p>A</text:p>
          </table:table-cell>
          <table:table-cell table:style-name="ce6" table:formula="of:=[.$B$2]*[.V$31]+[.$C$2]*[.V$32]+[.$D$2]*[.V$33]+[.$E$2]*[.V$34]+[.$F$2]*[.V$35]" office:value-type="float" office:value="34.9881312500001" calcext:value-type="float">
            <text:p>34,99</text:p>
          </table:table-cell>
          <table:table-cell office:value-type="string" calcext:value-type="string">
            <text:p>A</text:p>
          </table:table-cell>
          <table:table-cell table:style-name="ce6" table:formula="of:=[.$B$2]*[.X$31]+[.$C$2]*[.X$32]+[.$D$2]*[.X$33]+[.$E$2]*[.X$34]+[.$F$2]*[.X$35]" office:value-type="float" office:value="25.5942203000001" calcext:value-type="float">
            <text:p>25,59</text:p>
          </table:table-cell>
          <table:table-cell office:value-type="string" calcext:value-type="string">
            <text:p>A</text:p>
          </table:table-cell>
          <table:table-cell table:style-name="ce10" table:formula="of:=[.$B$2]*[.Z$31]+[.$C$2]*[.Z$32]+[.$D$2]*[.Z$33]+[.$E$2]*[.Z$34]+[.$F$2]*[.Z$35]" office:value-type="float" office:value="16.0935265475001" calcext:value-type="float">
            <text:p>16</text:p>
          </table:table-cell>
          <table:table-cell office:value-type="string" calcext:value-type="string">
            <text:p>A</text:p>
          </table:table-cell>
          <table:table-cell table:style-name="ce6" table:formula="of:=[.$B$2]*[.AB$31]+[.$C$2]*[.AB$32]+[.$D$2]*[.AB$33]+[.$E$2]*[.AB$34]+[.$F$2]*[.AB$35]" office:value-type="float" office:value="10.98862617525" calcext:value-type="float">
            <text:p>10,99</text:p>
          </table:table-cell>
          <table:table-cell office:value-type="string" calcext:value-type="string">
            <text:p>A</text:p>
          </table:table-cell>
          <table:table-cell table:style-name="ce6" table:formula="of:=[.$B$2]*[.AD$31]+[.$C$2]*[.AD$32]+[.$D$2]*[.AD$33]+[.$E$2]*[.AD$34]+[.$F$2]*[.AD$35]" office:value-type="float" office:value="6.58137495678753" calcext:value-type="float">
            <text:p>6,58</text:p>
          </table:table-cell>
          <table:table-cell office:value-type="string" calcext:value-type="string">
            <text:p>A</text:p>
          </table:table-cell>
          <table:table-cell table:style-name="ce6" table:formula="of:=[.$B$2]*[.AF$31]+[.$C$2]*[.AF$32]+[.$D$2]*[.AF$33]+[.$E$2]*[.AF$34]+[.$F$2]*[.AF$35]" office:value-type="float" office:value="2.22173418605066" calcext:value-type="float">
            <text:p>2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6" table:formula="of:= [.B3]*[.H$2]+[.C3]*[.H$3]+[.D3]*[.H$4]+[.E3]*[.H$5]+[.F3]*[.H$6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6" table:formula="of:=[.B3]*[.J$31]+[.C3]*[.J$32]+[.D3]*[.J$33]+[.E3]*[.J$34]+[.F3]*[.J$35]" office:value-type="float" office:value="238" calcext:value-type="float">
            <text:p>238</text:p>
          </table:table-cell>
          <table:table-cell office:value-type="string" calcext:value-type="string">
            <text:p>B</text:p>
          </table:table-cell>
          <table:table-cell table:style-name="ce6" table:formula="of:=[.B3]*[.L$31]+[.C3]*[.L$32]+[.D3]*[.L$33]+[.E3]*[.L$34]+[.F3]*[.L$35]" office:value-type="float" office:value="131.825" calcext:value-type="float">
            <text:p>131,83</text:p>
          </table:table-cell>
          <table:table-cell office:value-type="string" calcext:value-type="string">
            <text:p>B</text:p>
          </table:table-cell>
          <table:table-cell table:style-name="ce6" table:formula="of:=[.$B$3]*[.N$31]+[.$C$3]*[.N$32]+[.$D$3]*[.N$33]+[.$E$3]*[.N$34]+[.$F$3]*[.N$35]" office:value-type="float" office:value="135.9375" calcext:value-type="float">
            <text:p>135,94</text:p>
          </table:table-cell>
          <table:table-cell office:value-type="string" calcext:value-type="string">
            <text:p>B</text:p>
          </table:table-cell>
          <table:table-cell table:style-name="ce6" table:formula="of:=[.$B$3]*[.P$31]+[.$C$3]*[.P$32]+[.$D$3]*[.P$33]+[.$E$3]*[.P$34]+[.$F$3]*[.P$35]" office:value-type="float" office:value="118.21975" calcext:value-type="float">
            <text:p>118,22</text:p>
          </table:table-cell>
          <table:table-cell office:value-type="string" calcext:value-type="string">
            <text:p>B</text:p>
          </table:table-cell>
          <table:table-cell table:style-name="ce6" table:formula="of:=[.$B$3]*[.R$31]+[.$C$3]*[.R$32]+[.$D$3]*[.R$33]+[.$E$3]*[.R$34]+[.$F$3]*[.R$35]" office:value-type="float" office:value="104.172825" calcext:value-type="float">
            <text:p>104,17</text:p>
          </table:table-cell>
          <table:table-cell office:value-type="string" calcext:value-type="string">
            <text:p>B</text:p>
          </table:table-cell>
          <table:table-cell table:style-name="ce6" table:formula="of:=[.$B$3]*[.T$31]+[.$C$3]*[.T$32]+[.$D$3]*[.T$33]+[.$E$3]*[.T$34]+[.$F$3]*[.T$35]" office:value-type="float" office:value="90.2649425000001" calcext:value-type="float">
            <text:p>90,26</text:p>
          </table:table-cell>
          <table:table-cell office:value-type="string" calcext:value-type="string">
            <text:p>B</text:p>
          </table:table-cell>
          <table:table-cell table:style-name="ce6" table:formula="of:=[.$B$3]*[.V$31]+[.$C$3]*[.V$32]+[.$D$3]*[.V$33]+[.$E$3]*[.V$34]+[.$F$3]*[.V$35]" office:value-type="float" office:value="76.1105097500001" calcext:value-type="float">
            <text:p>76,11</text:p>
          </table:table-cell>
          <table:table-cell office:value-type="string" calcext:value-type="string">
            <text:p>B</text:p>
          </table:table-cell>
          <table:table-cell table:style-name="ce6" table:formula="of:=[.$B$3]*[.X$31]+[.$C$3]*[.X$32]+[.$D$3]*[.X$33]+[.$E$3]*[.X$34]+[.$F$3]*[.X$35]" office:value-type="float" office:value="62.1324983750001" calcext:value-type="float">
            <text:p>62,13</text:p>
          </table:table-cell>
          <table:table-cell office:value-type="string" calcext:value-type="string">
            <text:p>B</text:p>
          </table:table-cell>
          <table:table-cell table:style-name="ce10" table:formula="of:=[.$B$3]*[.Z$31]+[.$C$3]*[.Z$32]+[.$D$3]*[.Z$33]+[.$E$3]*[.Z$34]+[.$F$3]*[.Z$35]" office:value-type="float" office:value="48.1187214825001" calcext:value-type="float">
            <text:p>48</text:p>
          </table:table-cell>
          <table:table-cell office:value-type="string" calcext:value-type="string">
            <text:p>B</text:p>
          </table:table-cell>
          <table:table-cell table:style-name="ce6" table:formula="of:=[.$B$3]*[.AB$31]+[.$C$3]*[.AB$32]+[.$D$3]*[.AB$33]+[.$E$3]*[.AB$34]+[.$F$3]*[.AB$35]" office:value-type="float" office:value="35.9080917807501" calcext:value-type="float">
            <text:p>35,91</text:p>
          </table:table-cell>
          <table:table-cell office:value-type="string" calcext:value-type="string">
            <text:p>B</text:p>
          </table:table-cell>
          <table:table-cell table:style-name="ce6" table:formula="of:=[.$B$3]*[.AD$31]+[.$C$3]*[.AD$32]+[.$D$3]*[.AD$33]+[.$E$3]*[.AD$34]+[.$F$3]*[.AD$35]" office:value-type="float" office:value="22.8939920130626" calcext:value-type="float">
            <text:p>22,89</text:p>
          </table:table-cell>
          <table:table-cell office:value-type="string" calcext:value-type="string">
            <text:p>B</text:p>
          </table:table-cell>
          <table:table-cell table:style-name="ce6" table:formula="of:=[.$B$3]*[.AF$31]+[.$C$3]*[.AF$32]+[.$D$3]*[.AF$33]+[.$E$3]*[.AF$34]+[.$F$3]*[.AF$35]" office:value-type="float" office:value="9.61283378554697" calcext:value-type="float">
            <text:p>9,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ce6" table:formula="of:= [.B4]*[.H$2]+[.C4]*[.H$3]+[.D4]*[.H$4]+[.E4]*[.H$5]+[.F4]*[.H$6]" office:value-type="float" office:value="420" calcext:value-type="float">
            <text:p>420</text:p>
          </table:table-cell>
          <table:table-cell office:value-type="string" calcext:value-type="string">
            <text:p>C</text:p>
          </table:table-cell>
          <table:table-cell table:style-name="ce6" table:formula="of:=[.B4]*[.J$31]+[.C4]*[.J$32]+[.D4]*[.J$33]+[.E4]*[.J$34]+[.F4]*[.J$35]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style-name="ce6" table:formula="of:=[.B4]*[.L$31]+[.C4]*[.L$32]+[.D4]*[.L$33]+[.E4]*[.L$34]+[.F4]*[.L$35]" office:value-type="float" office:value="144.375" calcext:value-type="float">
            <text:p>144,38</text:p>
          </table:table-cell>
          <table:table-cell office:value-type="string" calcext:value-type="string">
            <text:p>C</text:p>
          </table:table-cell>
          <table:table-cell table:style-name="ce6" table:formula="of:=[.$B$4]*[.N$31]+[.$C$4]*[.N$32]+[.$D$4]*[.N$33]+[.$E$4]*[.N$34]+[.$F$4]*[.N$35]" office:value-type="float" office:value="104.9975" calcext:value-type="float">
            <text:p>105</text:p>
          </table:table-cell>
          <table:table-cell office:value-type="string" calcext:value-type="string">
            <text:p>C</text:p>
          </table:table-cell>
          <table:table-cell table:style-name="ce6" table:formula="of:=[.$B$4]*[.P$31]+[.$C$4]*[.P$32]+[.$D$4]*[.P$33]+[.$E$4]*[.P$34]+[.$F$4]*[.P$35]" office:value-type="float" office:value="96.4797500000001" calcext:value-type="float">
            <text:p>96,48</text:p>
          </table:table-cell>
          <table:table-cell office:value-type="string" calcext:value-type="string">
            <text:p>C</text:p>
          </table:table-cell>
          <table:table-cell table:style-name="ce6" table:formula="of:=[.$B$4]*[.R$31]+[.$C$4]*[.R$32]+[.$D$4]*[.R$33]+[.$E$4]*[.R$34]+[.$F$4]*[.R$35]" office:value-type="float" office:value="83.9711250000001" calcext:value-type="float">
            <text:p>83,97</text:p>
          </table:table-cell>
          <table:table-cell office:value-type="string" calcext:value-type="string">
            <text:p>C</text:p>
          </table:table-cell>
          <table:table-cell table:style-name="ce6" table:formula="of:=[.$B$4]*[.T$31]+[.$C$4]*[.T$32]+[.$D$4]*[.T$33]+[.$E$4]*[.T$34]+[.$F$4]*[.T$35]" office:value-type="float" office:value="72.0842825000001" calcext:value-type="float">
            <text:p>72,08</text:p>
          </table:table-cell>
          <table:table-cell office:value-type="string" calcext:value-type="string">
            <text:p>C</text:p>
          </table:table-cell>
          <table:table-cell table:style-name="ce6" table:formula="of:=[.$B$4]*[.V$31]+[.$C$4]*[.V$32]+[.$D$4]*[.V$33]+[.$E$4]*[.V$34]+[.$F$4]*[.V$35]" office:value-type="float" office:value="60.7815387500001" calcext:value-type="float">
            <text:p>60,78</text:p>
          </table:table-cell>
          <table:table-cell office:value-type="string" calcext:value-type="string">
            <text:p>C</text:p>
          </table:table-cell>
          <table:table-cell table:style-name="ce6" table:formula="of:=[.$B$4]*[.X$31]+[.$C$4]*[.X$32]+[.$D$4]*[.X$33]+[.$E$4]*[.X$34]+[.$F$4]*[.X$35]" office:value-type="float" office:value="49.4424033750001" calcext:value-type="float">
            <text:p>49,44</text:p>
          </table:table-cell>
          <table:table-cell office:value-type="string" calcext:value-type="string">
            <text:p>C</text:p>
          </table:table-cell>
          <table:table-cell table:style-name="ce10" table:formula="of:=[.$B$4]*[.Z$31]+[.$C$4]*[.Z$32]+[.$D$4]*[.Z$33]+[.$E$4]*[.Z$34]+[.$F$4]*[.Z$35]" office:value-type="float" office:value="38.2393032725001" calcext:value-type="float">
            <text:p>38</text:p>
          </table:table-cell>
          <table:table-cell office:value-type="string" calcext:value-type="string">
            <text:p>C</text:p>
          </table:table-cell>
          <table:table-cell table:style-name="ce6" table:formula="of:=[.$B$4]*[.AB$31]+[.$C$4]*[.AB$32]+[.$D$4]*[.AB$33]+[.$E$4]*[.AB$34]+[.$F$4]*[.AB$35]" office:value-type="float" office:value="27.0580716402501" calcext:value-type="float">
            <text:p>27,06</text:p>
          </table:table-cell>
          <table:table-cell office:value-type="string" calcext:value-type="string">
            <text:p>C</text:p>
          </table:table-cell>
          <table:table-cell table:style-name="ce6" table:formula="of:=[.$B$4]*[.AD$31]+[.$C$4]*[.AD$32]+[.$D$4]*[.AD$33]+[.$E$4]*[.AD$34]+[.$F$4]*[.AD$35]" office:value-type="float" office:value="13.8976843034626" calcext:value-type="float">
            <text:p>13,9</text:p>
          </table:table-cell>
          <table:table-cell office:value-type="string" calcext:value-type="string">
            <text:p>C</text:p>
          </table:table-cell>
          <table:table-cell table:style-name="ce6" table:formula="of:=[.$B$4]*[.AF$31]+[.$C$4]*[.AF$32]+[.$D$4]*[.AF$33]+[.$E$4]*[.AF$34]+[.$F$4]*[.AF$35]" office:value-type="float" office:value="5.52757567785944" calcext:value-type="float">
            <text:p>5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" calcext:value-type="float">
            <text:p>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,2</text:p>
          </table:table-cell>
          <table:table-cell table:style-name="ce4"/>
          <table:table-cell table:style-name="ce6" office:value-type="float" office:value="600" calcext:value-type="float">
            <text:p>600</text:p>
          </table:table-cell>
          <table:table-cell office:value-type="string" calcext:value-type="string">
            <text:p>D</text:p>
          </table:table-cell>
          <table:table-cell table:style-name="ce6" table:formula="of:= [.B5]*[.H$2]+[.C5]*[.H$3]+[.D5]*[.H$4]+[.E5]*[.H$5]+[.F5]*[.H$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style-name="ce6" table:formula="of:=[.B5]*[.J$31]+[.C5]*[.J$32]+[.D5]*[.J$33]+[.E5]*[.J$34]+[.F5]*[.J$35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table:style-name="ce6" table:formula="of:=[.B5]*[.L$31]+[.C5]*[.L$32]+[.D5]*[.L$33]+[.E5]*[.L$34]+[.F5]*[.L$35]" office:value-type="float" office:value="72.25" calcext:value-type="float">
            <text:p>72,25</text:p>
          </table:table-cell>
          <table:table-cell office:value-type="string" calcext:value-type="string">
            <text:p>D</text:p>
          </table:table-cell>
          <table:table-cell table:style-name="ce6" table:formula="of:=[.$B$5]*[.N$31]+[.$C$5]*[.N$32]+[.$D$5]*[.N$33]+[.$E$5]*[.N$34]+[.$F$5]*[.N$35]" office:value-type="float" office:value="69.57" calcext:value-type="float">
            <text:p>69,57</text:p>
          </table:table-cell>
          <table:table-cell office:value-type="string" calcext:value-type="string">
            <text:p>D</text:p>
          </table:table-cell>
          <table:table-cell table:style-name="ce6" table:formula="of:=[.$B$5]*[.P$31]+[.$C$5]*[.P$32]+[.$D$5]*[.P$33]+[.$E$5]*[.P$34]+[.$F$5]*[.P$35]" office:value-type="float" office:value="61.7275" calcext:value-type="float">
            <text:p>61,73</text:p>
          </table:table-cell>
          <table:table-cell office:value-type="string" calcext:value-type="string">
            <text:p>D</text:p>
          </table:table-cell>
          <table:table-cell table:style-name="ce6" table:formula="of:=[.$B$5]*[.R$31]+[.$C$5]*[.R$32]+[.$D$5]*[.R$33]+[.$E$5]*[.R$34]+[.$F$5]*[.R$35]" office:value-type="float" office:value="54.3403" calcext:value-type="float">
            <text:p>54,34</text:p>
          </table:table-cell>
          <table:table-cell office:value-type="string" calcext:value-type="string">
            <text:p>D</text:p>
          </table:table-cell>
          <table:table-cell table:style-name="ce6" table:formula="of:=[.$B$5]*[.T$31]+[.$C$5]*[.T$32]+[.$D$5]*[.T$33]+[.$E$5]*[.T$34]+[.$F$5]*[.T$35]" office:value-type="float" office:value="47.550285" calcext:value-type="float">
            <text:p>47,55</text:p>
          </table:table-cell>
          <table:table-cell office:value-type="string" calcext:value-type="string">
            <text:p>D</text:p>
          </table:table-cell>
          <table:table-cell table:style-name="ce6" table:formula="of:=[.$B$5]*[.V$31]+[.$C$5]*[.V$32]+[.$D$5]*[.V$33]+[.$E$5]*[.V$34]+[.$F$5]*[.V$35]" office:value-type="float" office:value="40.6470610000001" calcext:value-type="float">
            <text:p>40,65</text:p>
          </table:table-cell>
          <table:table-cell office:value-type="string" calcext:value-type="string">
            <text:p>D</text:p>
          </table:table-cell>
          <table:table-cell table:style-name="ce6" table:formula="of:=[.$B$5]*[.X$31]+[.$C$5]*[.X$32]+[.$D$5]*[.X$33]+[.$E$5]*[.X$34]+[.$F$5]*[.X$35]" office:value-type="float" office:value="33.87296155" calcext:value-type="float">
            <text:p>33,87</text:p>
          </table:table-cell>
          <table:table-cell office:value-type="string" calcext:value-type="string">
            <text:p>D</text:p>
          </table:table-cell>
          <table:table-cell table:style-name="ce10" table:formula="of:=[.$B$5]*[.Z$31]+[.$C$5]*[.Z$32]+[.$D$5]*[.Z$33]+[.$E$5]*[.Z$34]+[.$F$5]*[.Z$35]" office:value-type="float" office:value="27.10656363" calcext:value-type="float">
            <text:p>27</text:p>
          </table:table-cell>
          <table:table-cell office:value-type="string" calcext:value-type="string">
            <text:p>D</text:p>
          </table:table-cell>
          <table:table-cell table:style-name="ce6" table:formula="of:=[.$B$5]*[.AB$31]+[.$C$5]*[.AB$32]+[.$D$5]*[.AB$33]+[.$E$5]*[.AB$34]+[.$F$5]*[.AB$35]" office:value-type="float" office:value="20.3599819645" calcext:value-type="float">
            <text:p>20,36</text:p>
          </table:table-cell>
          <table:table-cell office:value-type="string" calcext:value-type="string">
            <text:p>D</text:p>
          </table:table-cell>
          <table:table-cell table:style-name="ce6" table:formula="of:=[.$B$5]*[.AD$31]+[.$C$5]*[.AD$32]+[.$D$5]*[.AD$33]+[.$E$5]*[.AD$34]+[.$F$5]*[.AD$35]" office:value-type="float" office:value="12.8193431065751" calcext:value-type="float">
            <text:p>12,82</text:p>
          </table:table-cell>
          <table:table-cell office:value-type="string" calcext:value-type="string">
            <text:p>D</text:p>
          </table:table-cell>
          <table:table-cell table:style-name="ce6" table:formula="of:=[.$B$5]*[.AF$31]+[.$C$5]*[.AF$32]+[.$D$5]*[.AF$33]+[.$E$5]*[.AF$34]+[.$F$5]*[.AF$35]" office:value-type="float" office:value="5.26442336230131" calcext:value-type="float">
            <text:p>5,2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6" table:formula="of:= [.B6]*[.H$2]+[.C6]*[.H$3]+[.D6]*[.H$4]+[.E6]*[.H$5]+[.F6]*[.H$6]" office:value-type="float" office:value="180" calcext:value-type="float">
            <text:p>180</text:p>
          </table:table-cell>
          <table:table-cell office:value-type="string" calcext:value-type="string">
            <text:p>E</text:p>
          </table:table-cell>
          <table:table-cell table:style-name="ce6" table:formula="of:=[.B6]*[.J$31]+[.C6]*[.J$32]+[.D6]*[.J$33]+[.E6]*[.J$34]+[.F6]*[.J$35]"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table:style-name="ce6" table:formula="of:=[.B6]*[.L$31]+[.C6]*[.L$32]+[.D6]*[.L$33]+[.E6]*[.L$34]+[.F6]*[.L$35]" office:value-type="float" office:value="76.65" calcext:value-type="float">
            <text:p>76,65</text:p>
          </table:table-cell>
          <table:table-cell office:value-type="string" calcext:value-type="string">
            <text:p>E</text:p>
          </table:table-cell>
          <table:table-cell table:style-name="ce6" table:formula="of:=[.$B$6]*[.N$31]+[.$C$6]*[.N$32]+[.$D$6]*[.N$33]+[.$E$6]*[.N$34]+[.$F$6]*[.N$35]" office:value-type="float" office:value="72.7025" calcext:value-type="float">
            <text:p>72,7</text:p>
          </table:table-cell>
          <table:table-cell office:value-type="string" calcext:value-type="string">
            <text:p>E</text:p>
          </table:table-cell>
          <table:table-cell table:style-name="ce6" table:formula="of:=[.$B$6]*[.P$31]+[.$C$6]*[.P$32]+[.$D$6]*[.P$33]+[.$E$6]*[.P$34]+[.$F$6]*[.P$35]" office:value-type="float" office:value="62.002" calcext:value-type="float">
            <text:p>62</text:p>
          </table:table-cell>
          <table:table-cell office:value-type="string" calcext:value-type="string">
            <text:p>E</text:p>
          </table:table-cell>
          <table:table-cell table:style-name="ce6" table:formula="of:=[.$B$6]*[.R$31]+[.$C$6]*[.R$32]+[.$D$6]*[.R$33]+[.$E$6]*[.R$34]+[.$F$6]*[.R$35]" office:value-type="float" office:value="54.6074750000001" calcext:value-type="float">
            <text:p>54,61</text:p>
          </table:table-cell>
          <table:table-cell office:value-type="string" calcext:value-type="string">
            <text:p>E</text:p>
          </table:table-cell>
          <table:table-cell table:style-name="ce6" table:formula="of:=[.$B$6]*[.T$31]+[.$C$6]*[.T$32]+[.$D$6]*[.T$33]+[.$E$6]*[.T$34]+[.$F$6]*[.T$35]" office:value-type="float" office:value="45.8860800000001" calcext:value-type="float">
            <text:p>45,89</text:p>
          </table:table-cell>
          <table:table-cell office:value-type="string" calcext:value-type="string">
            <text:p>E</text:p>
          </table:table-cell>
          <table:table-cell table:style-name="ce6" table:formula="of:=[.$B$6]*[.V$31]+[.$C$6]*[.V$32]+[.$D$6]*[.V$33]+[.$E$6]*[.V$34]+[.$F$6]*[.V$35]" office:value-type="float" office:value="37.4727592500001" calcext:value-type="float">
            <text:p>37,47</text:p>
          </table:table-cell>
          <table:table-cell office:value-type="string" calcext:value-type="string">
            <text:p>E</text:p>
          </table:table-cell>
          <table:table-cell table:style-name="ce6" table:formula="of:=[.$B$6]*[.X$31]+[.$C$6]*[.X$32]+[.$D$6]*[.X$33]+[.$E$6]*[.X$34]+[.$F$6]*[.X$35]" office:value-type="float" office:value="28.9579164000001" calcext:value-type="float">
            <text:p>28,96</text:p>
          </table:table-cell>
          <table:table-cell office:value-type="string" calcext:value-type="string">
            <text:p>E</text:p>
          </table:table-cell>
          <table:table-cell table:style-name="ce10" table:formula="of:=[.$B$6]*[.Z$31]+[.$C$6]*[.Z$32]+[.$D$6]*[.Z$33]+[.$E$6]*[.Z$34]+[.$F$6]*[.Z$35]" office:value-type="float" office:value="20.4418850675001" calcext:value-type="float">
            <text:p>20</text:p>
          </table:table-cell>
          <table:table-cell office:value-type="string" calcext:value-type="string">
            <text:p>E</text:p>
          </table:table-cell>
          <table:table-cell table:style-name="ce6" table:formula="of:=[.$B$6]*[.AB$31]+[.$C$6]*[.AB$32]+[.$D$6]*[.AB$33]+[.$E$6]*[.AB$34]+[.$F$6]*[.AB$35]" office:value-type="float" office:value="14.59170189175" calcext:value-type="float">
            <text:p>14,59</text:p>
          </table:table-cell>
          <table:table-cell office:value-type="string" calcext:value-type="string">
            <text:p>E</text:p>
          </table:table-cell>
          <table:table-cell table:style-name="ce6" table:formula="of:=[.$B$6]*[.AD$31]+[.$C$6]*[.AD$32]+[.$D$6]*[.AD$33]+[.$E$6]*[.AD$34]+[.$F$6]*[.AD$35]" office:value-type="float" office:value="8.26430311748755" calcext:value-type="float">
            <text:p>8,26</text:p>
          </table:table-cell>
          <table:table-cell office:value-type="string" calcext:value-type="string">
            <text:p>E</text:p>
          </table:table-cell>
          <table:table-cell table:style-name="ce6" table:formula="of:=[.$B$6]*[.AF$31]+[.$C$6]*[.AF$32]+[.$D$6]*[.AF$33]+[.$E$6]*[.AF$34]+[.$F$6]*[.AF$35]" office:value-type="float" office:value="3.69554979974816" calcext:value-type="float">
            <text:p>3,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/>
          <table:table-cell table:style-name="ce4" table:number-columns-repeated="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0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1">
          <table:table-cell/>
          <table:table-cell table:style-name="ce3" table:formula="of:=SUM([.B2:.B7])" office:value-type="float" office:value="1" calcext:value-type="float">
            <text:p>1</text:p>
          </table:table-cell>
          <table:table-cell table:style-name="ce3" table:formula="of:=SUM([.C2:.C7])" office:value-type="float" office:value="1" calcext:value-type="float">
            <text:p>1</text:p>
          </table:table-cell>
          <table:table-cell table:style-name="ce3" table:formula="of:=SUM([.D2:.D7])" office:value-type="float" office:value="1" calcext:value-type="float">
            <text:p>1</text:p>
          </table:table-cell>
          <table:table-cell table:style-name="ce3" table:formula="of:=SUM([.E2:.E7])" office:value-type="float" office:value="1" calcext:value-type="float">
            <text:p>1</text:p>
          </table:table-cell>
          <table:table-cell table:style-name="ce3" table:formula="of:=SUM([.F2:.F7])" office:value-type="float" office:value="1" calcext:value-type="float">
            <text:p>1</text:p>
          </table:table-cell>
          <table:table-cell table:style-name="ce3"/>
          <table:table-cell table:style-name="ce7" table:formula="of:=SUM([.H2:.H7])" office:value-type="float" office:value="600" calcext:value-type="float">
            <text:p>600</text:p>
          </table:table-cell>
          <table:table-cell table:style-name="ce7"/>
          <table:table-cell table:style-name="ce7" table:formula="of:=SUM([.J2:.J7])" office:value-type="float" office:value="600" calcext:value-type="float">
            <text:p>600</text:p>
          </table:table-cell>
          <table:table-cell table:style-name="ce7"/>
          <table:table-cell table:style-name="ce7" table:formula="of:=SUM([.L2:.L7])" office:value-type="float" office:value="595" calcext:value-type="float">
            <text:p>595</text:p>
          </table:table-cell>
          <table:table-cell table:style-name="ce7"/>
          <table:table-cell table:style-name="ce7" table:formula="of:=SUM([.N2:.N7])" office:value-type="float" office:value="500" calcext:value-type="float">
            <text:p>500</text:p>
          </table:table-cell>
          <table:table-cell table:style-name="ce7"/>
          <table:table-cell table:style-name="ce7" table:formula="of:=SUM([.P2:.P7])" office:value-type="float" office:value="450" calcext:value-type="float">
            <text:p>450</text:p>
          </table:table-cell>
          <table:table-cell table:style-name="ce7"/>
          <table:table-cell table:style-name="ce7" table:formula="of:=SUM([.R2:.R7])" office:value-type="float" office:value="400" calcext:value-type="float">
            <text:p>400</text:p>
          </table:table-cell>
          <table:table-cell table:style-name="ce7"/>
          <table:table-cell table:style-name="ce7" table:formula="of:=SUM([.T2:.T7])" office:value-type="float" office:value="350" calcext:value-type="float">
            <text:p>350</text:p>
          </table:table-cell>
          <table:table-cell table:style-name="ce7"/>
          <table:table-cell table:style-name="ce7" table:formula="of:=SUM([.V2:.V7])" office:value-type="float" office:value="300" calcext:value-type="float">
            <text:p>300</text:p>
          </table:table-cell>
          <table:table-cell table:style-name="ce7"/>
          <table:table-cell table:style-name="ce7" table:formula="of:=SUM([.X2:.X7])" office:value-type="float" office:value="250" calcext:value-type="float">
            <text:p>250</text:p>
          </table:table-cell>
          <table:table-cell table:style-name="ce7"/>
          <table:table-cell table:style-name="ce7" table:formula="of:=SUM([.Z2:.Z7])" office:value-type="float" office:value="200" calcext:value-type="float">
            <text:p>200</text:p>
          </table:table-cell>
          <table:table-cell table:style-name="ce7"/>
          <table:table-cell table:style-name="ce11" table:formula="of:=SUM([.AB2:.AB7])" office:value-type="float" office:value="150" calcext:value-type="float">
            <text:p>150</text:p>
          </table:table-cell>
          <table:table-cell table:style-name="ce7"/>
          <table:table-cell table:style-name="ce7" table:formula="of:=SUM([.AD2:.AD7])" office:value-type="float" office:value="108.9064734525" calcext:value-type="float">
            <text:p>108,91</text:p>
          </table:table-cell>
          <table:table-cell table:style-name="ce7"/>
          <table:table-cell table:style-name="ce7" table:formula="of:=SUM([.AF2:.AF7])" office:value-type="float" office:value="64.4566974973753" calcext:value-type="float">
            <text:p>64,46</text:p>
          </table:table-cell>
          <table:table-cell table:style-name="ce7"/>
          <table:table-cell table:style-name="ce7" table:formula="of:=SUM([.AH2:.AH7])" office:value-type="float" office:value="26.3221168115065" calcext:value-type="float">
            <text:p>26,32</text:p>
          </table:table-cell>
          <table:table-cell table:style-name="ce7"/>
        </table:table-row>
        <table:table-row table:style-name="ro1" table:number-rows-repeated="4">
          <table:table-cell table:number-columns-repeated="8"/>
          <table:table-cell table:style-name="ce1"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5" office:value-type="string" calcext:value-type="string">
            <office:annotation draw:style-name="gr2" draw:text-style-name="P2" svg:width="28.98mm" svg:height="17.81mm" svg:x="186.65mm" svg:y="39.7mm" draw:caption-point-x="-5.43mm" draw:caption-point-y="15.29mm">
              <dc:date>2009-06-08T00:00:00</dc:date>
              <text:p text:style-name="P1"><text:span text:style-name="T1">Wieviele Gegenmittel werden wohin verteilt?</text:span></text:p>
            </office:annotation>
            <text:p>Verteilung G</text:p>
          </table:table-cell>
          <table:table-cell table:style-name="ce3"/>
          <table:table-cell table:style-name="ce3" office:value-type="string" calcext:value-type="string">
            <text:p>1. Zeitschritt</text:p>
          </table:table-cell>
          <table:table-cell table:style-name="ce3"/>
          <table:table-cell table:style-name="ce3" office:value-type="string" calcext:value-type="string">
            <text:p>2. Zeitschritt</text:p>
          </table:table-cell>
          <table:table-cell table:style-name="ce3"/>
          <table:table-cell table:style-name="ce3" office:value-type="string" calcext:value-type="string">
            <text:p>3. Zeitschritt</text:p>
          </table:table-cell>
          <table:table-cell table:style-name="ce3"/>
          <table:table-cell table:style-name="ce3" office:value-type="string" calcext:value-type="string">
            <text:p>4. Zeitschritt</text:p>
          </table:table-cell>
          <table:table-cell table:style-name="ce3"/>
          <table:table-cell table:style-name="ce3" office:value-type="string" calcext:value-type="string">
            <text:p>5. Zeitschritt</text:p>
          </table:table-cell>
          <table:table-cell table:style-name="ce3"/>
          <table:table-cell table:style-name="ce3" office:value-type="string" calcext:value-type="string">
            <text:p>6. Zeitschritt</text:p>
          </table:table-cell>
          <table:table-cell table:style-name="ce3"/>
          <table:table-cell table:style-name="ce3" office:value-type="string" calcext:value-type="string">
            <text:p>7. Zeitschritt</text:p>
          </table:table-cell>
          <table:table-cell table:style-name="ce3"/>
          <table:table-cell table:style-name="ce3" office:value-type="string" calcext:value-type="string">
            <text:p>8. Zeitschritt</text:p>
          </table:table-cell>
          <table:table-cell table:style-name="ce3"/>
          <table:table-cell table:style-name="ce3" office:value-type="string" calcext:value-type="string">
            <text:p>9. Zeitschritt</text:p>
          </table:table-cell>
          <table:table-cell table:style-name="ce3"/>
          <table:table-cell table:style-name="ce3" office:value-type="string" calcext:value-type="string">
            <text:p>10. Zeitschritt</text:p>
          </table:table-cell>
          <table:table-cell table:style-name="ce3"/>
          <table:table-cell table:style-name="ce3" office:value-type="string" calcext:value-type="string">
            <text:p>11. Zeitschritt</text:p>
          </table:table-cell>
          <table:table-cell table:style-name="ce3"/>
          <table:table-cell table:style-name="ce3" office:value-type="string" calcext:value-type="string">
            <text:p>12. Zeitschritt</text:p>
          </table:table-cell>
          <table:table-cell table:style-name="ce3"/>
          <table:table-cell table:style-name="ce3" office:value-type="string" calcext:value-type="string">
            <text:p>13. Zeitschrit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,5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 [.B14]*[.H$14]+[.C14]*[.H$15]+[.D14]*[.H$16]+[.E14]*[.H$17]+[.F14]*[.H$18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B14]*[.J$23]+[.C14]*[.J$24]+[.D14]*[.J$25]+[.E14]*[.J$26]+[.F14]*[.J$27]" office:value-type="float" office:value="26.25" calcext:value-type="float">
            <text:p>26,25</text:p>
          </table:table-cell>
          <table:table-cell office:value-type="string" calcext:value-type="string">
            <text:p>A</text:p>
          </table:table-cell>
          <table:table-cell table:formula="of:=[.B14]*[.L$23]+[.C14]*[.L$24]+[.D14]*[.L$25]+[.E14]*[.L$26]+[.F14]*[.L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N$23]+[.$C$14]*[.N$24]+[.$D$14]*[.N$25]+[.$E$14]*[.N$26]+[.$F$14]*[.N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P$23]+[.$C$14]*[.P$24]+[.$D$14]*[.P$25]+[.$E$14]*[.P$26]+[.$F$14]*[.P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R$23]+[.$C$14]*[.R$24]+[.$D$14]*[.R$25]+[.$E$14]*[.R$26]+[.$F$14]*[.R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T$23]+[.$C$14]*[.T$24]+[.$D$14]*[.T$25]+[.$E$14]*[.T$26]+[.$F$14]*[.T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V$23]+[.$C$14]*[.V$24]+[.$D$14]*[.V$25]+[.$E$14]*[.V$26]+[.$F$14]*[.V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X$23]+[.$C$14]*[.X$24]+[.$D$14]*[.X$25]+[.$E$14]*[.X$26]+[.$F$14]*[.X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Z$23]+[.$C$14]*[.Z$24]+[.$D$14]*[.Z$25]+[.$E$14]*[.Z$26]+[.$F$14]*[.Z$27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$B$14]*[.AB$23]+[.$C$14]*[.AB$24]+[.$D$14]*[.AB$25]+[.$E$14]*[.AB$26]+[.$F$14]*[.AB$27]" office:value-type="float" office:value="25.445323672625" calcext:value-type="float">
            <text:p>25,45</text:p>
          </table:table-cell>
          <table:table-cell office:value-type="string" calcext:value-type="string">
            <text:p>A</text:p>
          </table:table-cell>
          <table:table-cell table:formula="of:=[.$B$14]*[.AD$23]+[.$C$14]*[.AD$24]+[.$D$14]*[.AD$25]+[.$E$14]*[.AD$26]+[.$F$14]*[.AD$27]" office:value-type="float" office:value="25.7228348748687" calcext:value-type="float">
            <text:p>25,72</text:p>
          </table:table-cell>
          <table:table-cell office:value-type="string" calcext:value-type="string">
            <text:p>A</text:p>
          </table:table-cell>
          <table:table-cell table:formula="of:=[.$B$14]*[.AF$23]+[.$C$14]*[.AF$24]+[.$D$14]*[.AF$25]+[.$E$14]*[.AF$26]+[.$F$14]*[.AF$27]" office:value-type="float" office:value="25.9570729959041" calcext:value-type="float">
            <text:p>25,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float" office:value="0.95" calcext:value-type="float">
            <text:p>0,95</text:p>
          </table:table-cell>
          <table:table-cell table:number-columns-repeated="2" table:style-name="ce4" office:value-type="float" office:value="0.7" calcext:value-type="float">
            <text:p>0,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 [.B15]*[.H$14]+[.C15]*[.H$15]+[.D15]*[.H$16]+[.E15]*[.H$17]+[.F15]*[.H$18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B15]*[.J$23]+[.C15]*[.J$24]+[.D15]*[.J$25]+[.E15]*[.J$26]+[.F15]*[.J$27]" office:value-type="float" office:value="23.75" calcext:value-type="float">
            <text:p>23,75</text:p>
          </table:table-cell>
          <table:table-cell office:value-type="string" calcext:value-type="string">
            <text:p>B</text:p>
          </table:table-cell>
          <table:table-cell table:formula="of:=[.B15]*[.L$23]+[.C15]*[.L$24]+[.D15]*[.L$25]+[.E15]*[.L$26]+[.F15]*[.L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N$23]+[.$C$15]*[.N$24]+[.$D$15]*[.N$25]+[.$E$15]*[.N$26]+[.$F$15]*[.N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P$23]+[.$C$15]*[.P$24]+[.$D$15]*[.P$25]+[.$E$15]*[.P$26]+[.$F$15]*[.P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R$23]+[.$C$15]*[.R$24]+[.$D$15]*[.R$25]+[.$E$15]*[.R$26]+[.$F$15]*[.R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T$23]+[.$C$15]*[.T$24]+[.$D$15]*[.T$25]+[.$E$15]*[.T$26]+[.$F$15]*[.T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V$23]+[.$C$15]*[.V$24]+[.$D$15]*[.V$25]+[.$E$15]*[.V$26]+[.$F$15]*[.V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X$23]+[.$C$15]*[.X$24]+[.$D$15]*[.X$25]+[.$E$15]*[.X$26]+[.$F$15]*[.X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Z$23]+[.$C$15]*[.Z$24]+[.$D$15]*[.Z$25]+[.$E$15]*[.Z$26]+[.$F$15]*[.Z$27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$B$15]*[.AB$23]+[.$C$15]*[.AB$24]+[.$D$15]*[.AB$25]+[.$E$15]*[.AB$26]+[.$F$15]*[.AB$27]" office:value-type="float" office:value="8.46114977987494" calcext:value-type="float">
            <text:p>8,46</text:p>
          </table:table-cell>
          <table:table-cell office:value-type="string" calcext:value-type="string">
            <text:p>B</text:p>
          </table:table-cell>
          <table:table-cell table:formula="of:=[.$B$15]*[.AD$23]+[.$C$15]*[.AD$24]+[.$D$15]*[.AD$25]+[.$E$15]*[.AD$26]+[.$F$15]*[.AD$27]" office:value-type="float" office:value="13.7338626225062" calcext:value-type="float">
            <text:p>13,73</text:p>
          </table:table-cell>
          <table:table-cell office:value-type="string" calcext:value-type="string">
            <text:p>B</text:p>
          </table:table-cell>
          <table:table-cell table:formula="of:=[.$B$15]*[.AF$23]+[.$C$15]*[.AF$24]+[.$D$15]*[.AF$25]+[.$E$15]*[.AF$26]+[.$F$15]*[.AF$27]" office:value-type="float" office:value="18.1843869221772" calcext:value-type="float">
            <text:p>18,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3" calcext:value-type="float">
            <text:p>0,3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 [.B16]*[.H$14]+[.C16]*[.H$15]+[.D16]*[.H$16]+[.E16]*[.H$17]+[.F16]*[.H$18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B16]*[.J$23]+[.C16]*[.J$24]+[.D16]*[.J$25]+[.E16]*[.J$26]+[.F16]*[.J$27]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table:formula="of:=[.B16]*[.L$23]+[.C16]*[.L$24]+[.D16]*[.L$25]+[.E16]*[.L$26]+[.F16]*[.L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N$23]+[.$C$16]*[.N$24]+[.$D$16]*[.N$25]+[.$E$16]*[.N$26]+[.$F$16]*[.N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P$23]+[.$C$16]*[.P$24]+[.$D$16]*[.P$25]+[.$E$16]*[.P$26]+[.$F$16]*[.P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R$23]+[.$C$16]*[.R$24]+[.$D$16]*[.R$25]+[.$E$16]*[.R$26]+[.$F$16]*[.R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T$23]+[.$C$16]*[.T$24]+[.$D$16]*[.T$25]+[.$E$16]*[.T$26]+[.$F$16]*[.T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V$23]+[.$C$16]*[.V$24]+[.$D$16]*[.V$25]+[.$E$16]*[.V$26]+[.$F$16]*[.V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X$23]+[.$C$16]*[.X$24]+[.$D$16]*[.X$25]+[.$E$16]*[.X$26]+[.$F$16]*[.X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Z$23]+[.$C$16]*[.Z$24]+[.$D$16]*[.Z$25]+[.$E$16]*[.Z$26]+[.$F$16]*[.Z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AB$23]+[.$C$16]*[.AB$24]+[.$D$16]*[.AB$25]+[.$E$16]*[.AB$26]+[.$F$16]*[.AB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AD$23]+[.$C$16]*[.AD$24]+[.$D$16]*[.AD$25]+[.$E$16]*[.AD$26]+[.$F$16]*[.AD$27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$B$16]*[.AF$23]+[.$C$16]*[.AF$24]+[.$D$16]*[.AF$25]+[.$E$16]*[.AF$26]+[.$F$16]*[.AF$27]" office:value-type="float" office:value="5.74452551473996" calcext:value-type="float">
            <text:p>5,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 [.B17]*[.H$14]+[.C17]*[.H$15]+[.D17]*[.H$16]+[.E17]*[.H$17]+[.F17]*[.H$18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B17]*[.J$23]+[.C17]*[.J$24]+[.D17]*[.J$25]+[.E17]*[.J$26]+[.F17]*[.J$27]"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formula="of:=[.B17]*[.L$23]+[.C17]*[.L$24]+[.D17]*[.L$25]+[.E17]*[.L$26]+[.F17]*[.L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N$23]+[.$C$17]*[.N$24]+[.$D$17]*[.N$25]+[.$E$17]*[.N$26]+[.$F$17]*[.N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P$23]+[.$C$17]*[.P$24]+[.$D$17]*[.P$25]+[.$E$17]*[.P$26]+[.$F$17]*[.P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R$23]+[.$C$17]*[.R$24]+[.$D$17]*[.R$25]+[.$E$17]*[.R$26]+[.$F$17]*[.R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T$23]+[.$C$17]*[.T$24]+[.$D$17]*[.T$25]+[.$E$17]*[.T$26]+[.$F$17]*[.T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V$23]+[.$C$17]*[.V$24]+[.$D$17]*[.V$25]+[.$E$17]*[.V$26]+[.$F$17]*[.V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X$23]+[.$C$17]*[.X$24]+[.$D$17]*[.X$25]+[.$E$17]*[.X$26]+[.$F$17]*[.X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Z$23]+[.$C$17]*[.Z$24]+[.$D$17]*[.Z$25]+[.$E$17]*[.Z$26]+[.$F$17]*[.Z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AB$23]+[.$C$17]*[.AB$24]+[.$D$17]*[.AB$25]+[.$E$17]*[.AB$26]+[.$F$17]*[.AB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AD$23]+[.$C$17]*[.AD$24]+[.$D$17]*[.AD$25]+[.$E$17]*[.AD$26]+[.$F$17]*[.AD$27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$B$17]*[.AF$23]+[.$C$17]*[.AF$24]+[.$D$17]*[.AF$25]+[.$E$17]*[.AF$26]+[.$F$17]*[.AF$27]" office:value-type="float" office:value="21.436131378685" calcext:value-type="float">
            <text:p>21,4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</text:p>
          </table:table-cell>
          <table:table-cell table:style-name="ce4"/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 [.B18]*[.H$14]+[.C18]*[.H$15]+[.D18]*[.H$16]+[.E18]*[.H$17]+[.F18]*[.H$18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B18]*[.J$23]+[.C18]*[.J$24]+[.D18]*[.J$25]+[.E18]*[.J$26]+[.F18]*[.J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B18]*[.L$23]+[.C18]*[.L$24]+[.D18]*[.L$25]+[.E18]*[.L$26]+[.F18]*[.L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N$23]+[.$C$18]*[.N$24]+[.$D$18]*[.N$25]+[.$E$18]*[.N$26]+[.$F$18]*[.N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P$23]+[.$C$18]*[.P$24]+[.$D$18]*[.P$25]+[.$E$18]*[.P$26]+[.$F$18]*[.P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R$23]+[.$C$18]*[.R$24]+[.$D$18]*[.R$25]+[.$E$18]*[.R$26]+[.$F$18]*[.R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T$23]+[.$C$18]*[.T$24]+[.$D$18]*[.T$25]+[.$E$18]*[.T$26]+[.$F$18]*[.T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V$23]+[.$C$18]*[.V$24]+[.$D$18]*[.V$25]+[.$E$18]*[.V$26]+[.$F$18]*[.V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X$23]+[.$C$18]*[.X$24]+[.$D$18]*[.X$25]+[.$E$18]*[.X$26]+[.$F$18]*[.X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Z$23]+[.$C$18]*[.Z$24]+[.$D$18]*[.Z$25]+[.$E$18]*[.Z$26]+[.$F$18]*[.Z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AB$23]+[.$C$18]*[.AB$24]+[.$D$18]*[.AB$25]+[.$E$18]*[.AB$26]+[.$F$18]*[.AB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AD$23]+[.$C$18]*[.AD$24]+[.$D$18]*[.AD$25]+[.$E$18]*[.AD$26]+[.$F$18]*[.AD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$B$18]*[.AF$23]+[.$C$18]*[.AF$24]+[.$D$18]*[.AF$25]+[.$E$18]*[.AF$26]+[.$F$18]*[.AF$27]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/>
          <table:table-cell table:style-name="ce4" table:number-columns-repeated="6"/>
          <table:table-cell table:style-name="ce8"/>
          <table:table-cell table:number-columns-repeated="17"/>
          <table:table-cell table:style-name="ce2"/>
          <table:table-cell table:number-columns-repeated="9"/>
        </table:table-row>
        <table:table-row table:style-name="ro1">
          <table:table-cell/>
          <table:table-cell table:style-name="ce3" table:formula="of:=SUM([.B14:.B19])" office:value-type="float" office:value="1" calcext:value-type="float">
            <text:p>1</text:p>
          </table:table-cell>
          <table:table-cell table:style-name="ce3" table:formula="of:=SUM([.C14:.C19])" office:value-type="float" office:value="1" calcext:value-type="float">
            <text:p>1</text:p>
          </table:table-cell>
          <table:table-cell table:style-name="ce3" table:formula="of:=SUM([.D14:.D19])" office:value-type="float" office:value="1" calcext:value-type="float">
            <text:p>1</text:p>
          </table:table-cell>
          <table:table-cell table:style-name="ce3" table:formula="of:=SUM([.E14:.E19])" office:value-type="float" office:value="1" calcext:value-type="float">
            <text:p>1</text:p>
          </table:table-cell>
          <table:table-cell table:style-name="ce3" table:formula="of:=SUM([.F14:.F19])" office:value-type="float" office:value="1" calcext:value-type="float">
            <text:p>1</text:p>
          </table:table-cell>
          <table:table-cell table:style-name="ce3"/>
          <table:table-cell table:style-name="ce9" table:formula="of:=SUM([.H14:.H19])" office:value-type="float" office:value="50" calcext:value-type="float">
            <text:p>50</text:p>
          </table:table-cell>
          <table:table-cell table:style-name="ce9"/>
          <table:table-cell table:style-name="ce9" table:formula="of:=SUM([.J14:.J19])" office:value-type="float" office:value="50" calcext:value-type="float">
            <text:p>50</text:p>
          </table:table-cell>
          <table:table-cell table:style-name="ce9"/>
          <table:table-cell table:style-name="ce9" table:formula="of:=SUM([.L14:.L19])" office:value-type="float" office:value="95" calcext:value-type="float">
            <text:p>95</text:p>
          </table:table-cell>
          <table:table-cell table:style-name="ce9"/>
          <table:table-cell table:style-name="ce9" table:formula="of:=SUM([.N14:.N19])" office:value-type="float" office:value="50" calcext:value-type="float">
            <text:p>50</text:p>
          </table:table-cell>
          <table:table-cell table:style-name="ce9"/>
          <table:table-cell table:style-name="ce9" table:formula="of:=SUM([.P14:.P19])" office:value-type="float" office:value="50" calcext:value-type="float">
            <text:p>50</text:p>
          </table:table-cell>
          <table:table-cell table:style-name="ce9"/>
          <table:table-cell table:style-name="ce9" table:formula="of:=SUM([.R14:.R19])" office:value-type="float" office:value="50" calcext:value-type="float">
            <text:p>50</text:p>
          </table:table-cell>
          <table:table-cell table:style-name="ce9"/>
          <table:table-cell table:style-name="ce9" table:formula="of:=SUM([.T14:.T19])" office:value-type="float" office:value="50" calcext:value-type="float">
            <text:p>50</text:p>
          </table:table-cell>
          <table:table-cell table:style-name="ce9"/>
          <table:table-cell table:style-name="ce9" table:formula="of:=SUM([.V14:.V19])" office:value-type="float" office:value="50" calcext:value-type="float">
            <text:p>50</text:p>
          </table:table-cell>
          <table:table-cell table:style-name="ce9"/>
          <table:table-cell table:style-name="ce9" table:formula="of:=SUM([.X14:.X19])" office:value-type="float" office:value="50" calcext:value-type="float">
            <text:p>50</text:p>
          </table:table-cell>
          <table:table-cell table:style-name="ce9"/>
          <table:table-cell table:style-name="ce9" table:formula="of:=SUM([.Z14:.Z19])" office:value-type="float" office:value="50" calcext:value-type="float">
            <text:p>50</text:p>
          </table:table-cell>
          <table:table-cell table:style-name="ce9"/>
          <table:table-cell table:style-name="ce9" table:formula="of:=SUM([.AB14:.AB19])" office:value-type="float" office:value="50" calcext:value-type="float">
            <text:p>50</text:p>
          </table:table-cell>
          <table:table-cell table:style-name="ce9"/>
          <table:table-cell table:style-name="ce9" table:formula="of:=SUM([.AD14:.AD19])" office:value-type="float" office:value="58.9064734524999" calcext:value-type="float">
            <text:p>58,91</text:p>
          </table:table-cell>
          <table:table-cell table:style-name="ce9"/>
          <table:table-cell table:style-name="ce9" table:formula="of:=SUM([.AF14:.AF19])" office:value-type="float" office:value="64.456697497375" calcext:value-type="float">
            <text:p>64,46</text:p>
          </table:table-cell>
          <table:table-cell table:style-name="ce9"/>
          <table:table-cell table:style-name="ce9" table:formula="of:=SUM([.AH14:.AH19])" office:value-type="float" office:value="76.3221168115062" calcext:value-type="float">
            <text:p>76,32</text:p>
          </table:table-cell>
          <table:table-cell table:style-name="ce9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Neuverteilung </text:p>
          </table:table-cell>
          <table:table-cell table:style-name="ce3" table:number-columns-repeated="2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office:annotation draw:style-name="gr2" draw:text-style-name="P2" svg:width="28.98mm" svg:height="17.81mm" svg:x="96.32mm" svg:y="76mm" draw:caption-point-x="-5.76mm" draw:caption-point-y="15.43mm">
              <dc:date>2009-06-08T00:00:00</dc:date>
              <text:p text:style-name="P1"><text:span text:style-name="T1">Wieviel Gegenmittel steht wo zur Verfügung?</text:span></text:p>
            </office:annotation>
            <text:p>(Verteilung G – Verteilung (S–G)) +neues Gegenmittel:</text:p>
          </table:table-cell>
          <table:table-cell table:style-name="ce3" table:number-columns-repeated="3"/>
          <table:table-cell table:style-name="ce3" office:value-type="string" calcext:value-type="string">
            <text:p>Neuzugangsvektor</text:p>
          </table:table-cell>
          <table:table-cell table:style-name="ce3"/>
          <table:table-cell table:style-name="ce3" office:value-type="string" calcext:value-type="string">
            <text:p>neu 1. ZS</text:p>
          </table:table-cell>
          <table:table-cell table:style-name="ce3"/>
          <table:table-cell table:style-name="ce3" office:value-type="string" calcext:value-type="string">
            <text:p>neu 2. ZS</text:p>
          </table:table-cell>
          <table:table-cell table:style-name="ce3"/>
          <table:table-cell table:style-name="ce3" office:value-type="string" calcext:value-type="string">
            <text:p>neu 3. ZS</text:p>
          </table:table-cell>
          <table:table-cell table:style-name="ce3"/>
          <table:table-cell table:style-name="ce3" office:value-type="string" calcext:value-type="string">
            <text:p>neu 4. ZS</text:p>
          </table:table-cell>
          <table:table-cell table:style-name="ce3"/>
          <table:table-cell table:style-name="ce3" office:value-type="string" calcext:value-type="string">
            <text:p>neu 5. ZS</text:p>
          </table:table-cell>
          <table:table-cell table:style-name="ce3"/>
          <table:table-cell table:style-name="ce3" office:value-type="string" calcext:value-type="string">
            <text:p>neu 6. ZS</text:p>
          </table:table-cell>
          <table:table-cell table:style-name="ce3"/>
          <table:table-cell table:style-name="ce3" office:value-type="string" calcext:value-type="string">
            <text:p>neu 7. ZS</text:p>
          </table:table-cell>
          <table:table-cell table:style-name="ce3"/>
          <table:table-cell table:style-name="ce3" office:value-type="string" calcext:value-type="string">
            <text:p>neu 8. ZS</text:p>
          </table:table-cell>
          <table:table-cell table:style-name="ce3"/>
          <table:table-cell table:style-name="ce3" office:value-type="string" calcext:value-type="string">
            <text:p>neu 9. ZS</text:p>
          </table:table-cell>
          <table:table-cell table:style-name="ce3"/>
          <table:table-cell table:style-name="ce3" office:value-type="string" calcext:value-type="string">
            <text:p>neu 10. ZS</text:p>
          </table:table-cell>
          <table:table-cell table:style-name="ce3"/>
          <table:table-cell table:style-name="ce3" office:value-type="string" calcext:value-type="string">
            <text:p>neu 11. ZS</text:p>
          </table:table-cell>
          <table:table-cell table:style-name="ce3"/>
          <table:table-cell table:style-name="ce3" office:value-type="string" calcext:value-type="string">
            <text:p>neu 12. ZS</text:p>
          </table:table-cell>
          <table:table-cell table:style-name="ce3"/>
          <table:table-cell table:style-name="ce3" office:value-type="string" calcext:value-type="string">
            <text:p>neu 13. ZS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J39]+[.$H$23]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[.L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N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P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R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T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V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X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Z39]+[.$H$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AB39]+[.$H$23]" office:value-type="float" office:value="8.90647345249993" calcext:value-type="float">
            <text:p>8,91</text:p>
          </table:table-cell>
          <table:table-cell office:value-type="string" calcext:value-type="string">
            <text:p>A</text:p>
          </table:table-cell>
          <table:table-cell table:formula="of:=[.AD39]+[.$H$23]" office:value-type="float" office:value="14.456697497375" calcext:value-type="float">
            <text:p>14,46</text:p>
          </table:table-cell>
          <table:table-cell office:value-type="string" calcext:value-type="string">
            <text:p>A</text:p>
          </table:table-cell>
          <table:table-cell table:formula="of:=[.AF39]+[.$H$23]" office:value-type="float" office:value="19.1414599180812" calcext:value-type="float">
            <text:p>19,14</text:p>
          </table:table-cell>
          <table:table-cell office:value-type="string" calcext:value-type="string">
            <text:p>A</text:p>
          </table:table-cell>
          <table:table-cell table:formula="of:=[.AH39]+[.$H$23]" office:value-type="float" office:value="23.7353388098534" calcext:value-type="float">
            <text:p>23,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J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L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N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P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R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T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V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X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Z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AB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AD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AF40]+[.$H$24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.AH40]+[.$H$24]" office:value-type="float" office:value="8.57155313663018" calcext:value-type="float">
            <text:p>8,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7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J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L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N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P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R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T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V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X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Z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AB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AD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AF41]+[.$H$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AH41]+[.$H$25]" office:value-type="float" office:value="0.21694983688052" calcext:value-type="float">
            <text:p>0,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J42]+[.$H$26]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[.L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N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P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R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T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V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X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Z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AB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AD42]+[.$H$26]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[.AF42]+[.$H$26]" office:value-type="float" office:value="7.18065689342494" calcext:value-type="float">
            <text:p>7,18</text:p>
          </table:table-cell>
          <table:table-cell office:value-type="string" calcext:value-type="string">
            <text:p>D</text:p>
          </table:table-cell>
          <table:table-cell table:formula="of:=[.AH42]+[.$H$26]" office:value-type="float" office:value="16.1717080163837" calcext:value-type="float">
            <text:p>16,1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7"/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J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L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N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P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R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T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V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X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Z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AB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AD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AF43]+[.$H$27]"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formula="of:=[.AH43]+[.$H$27]" office:value-type="float" office:value="51.3044502002518" calcext:value-type="float">
            <text:p>51,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7"/>
          <table:table-cell table:style-name="ce9" table:formula="of:=SUM([.H23:.H27])" office:value-type="float" office:value="50" calcext:value-type="float">
            <text:p>50</text:p>
          </table:table-cell>
          <table:table-cell table:style-name="ce9"/>
          <table:table-cell table:style-name="ce9" table:formula="of:=SUM([.J23:.J27])" office:value-type="float" office:value="95" calcext:value-type="float">
            <text:p>95</text:p>
          </table:table-cell>
          <table:table-cell table:style-name="ce9"/>
          <table:table-cell table:style-name="ce9" table:formula="of:=SUM([.L23:.L27])" office:value-type="float" office:value="50" calcext:value-type="float">
            <text:p>50</text:p>
          </table:table-cell>
          <table:table-cell table:style-name="ce9"/>
          <table:table-cell table:style-name="ce9" table:formula="of:=SUM([.N23:.N27])" office:value-type="float" office:value="50" calcext:value-type="float">
            <text:p>50</text:p>
          </table:table-cell>
          <table:table-cell table:style-name="ce9"/>
          <table:table-cell table:style-name="ce9" table:formula="of:=SUM([.P23:.P27])" office:value-type="float" office:value="50" calcext:value-type="float">
            <text:p>50</text:p>
          </table:table-cell>
          <table:table-cell table:style-name="ce9"/>
          <table:table-cell table:style-name="ce9" table:formula="of:=SUM([.R23:.R27])" office:value-type="float" office:value="50" calcext:value-type="float">
            <text:p>50</text:p>
          </table:table-cell>
          <table:table-cell table:style-name="ce9"/>
          <table:table-cell table:style-name="ce9" table:formula="of:=SUM([.T23:.T27])" office:value-type="float" office:value="50" calcext:value-type="float">
            <text:p>50</text:p>
          </table:table-cell>
          <table:table-cell table:style-name="ce9"/>
          <table:table-cell table:style-name="ce9" table:formula="of:=SUM([.V23:.V27])" office:value-type="float" office:value="50" calcext:value-type="float">
            <text:p>50</text:p>
          </table:table-cell>
          <table:table-cell table:style-name="ce9"/>
          <table:table-cell table:style-name="ce9" table:formula="of:=SUM([.X23:.X27])" office:value-type="float" office:value="50" calcext:value-type="float">
            <text:p>50</text:p>
          </table:table-cell>
          <table:table-cell table:style-name="ce9"/>
          <table:table-cell table:style-name="ce9" table:formula="of:=SUM([.Z23:.Z27])" office:value-type="float" office:value="50" calcext:value-type="float">
            <text:p>50</text:p>
          </table:table-cell>
          <table:table-cell table:style-name="ce9"/>
          <table:table-cell table:style-name="ce9" table:formula="of:=SUM([.AB23:.AB27])" office:value-type="float" office:value="58.9064734524999" calcext:value-type="float">
            <text:p>58,91</text:p>
          </table:table-cell>
          <table:table-cell table:style-name="ce9"/>
          <table:table-cell table:style-name="ce9" table:formula="of:=SUM([.AD23:.AD27])" office:value-type="float" office:value="64.456697497375" calcext:value-type="float">
            <text:p>64,46</text:p>
          </table:table-cell>
          <table:table-cell table:style-name="ce9"/>
          <table:table-cell table:style-name="ce9" table:formula="of:=SUM([.AF23:.AF27])" office:value-type="float" office:value="76.3221168115062" calcext:value-type="float">
            <text:p>76,32</text:p>
          </table:table-cell>
          <table:table-cell table:style-name="ce9"/>
          <table:table-cell table:style-name="ce9" table:formula="of:=SUM([.AH23:.AH27])" office:value-type="float" office:value="99.9999999999996" calcext:value-type="float">
            <text:p>100</text:p>
          </table:table-cell>
          <table:table-cell table:style-name="ce9"/>
        </table:table-row>
        <table:table-row table:style-name="ro1">
          <table:table-cell table:style-name="ce3" table:number-columns-repeated="3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office:annotation draw:style-name="gr3" draw:text-style-name="P2" svg:width="28.98mm" svg:height="13.86mm" svg:x="164.06mm" svg:y="113.72mm" draw:caption-point-x="-5.5mm" draw:caption-point-y="15.56mm">
              <dc:date>2009-06-08T00:00:00</dc:date>
              <text:p text:style-name="P1"><text:span text:style-name="T1">Wieviele Schadstoffe bleiben übrig?</text:span></text:p>
            </office:annotation>
            <text:p>Verteilung (S – G) – Verteilung G:</text:p>
          </table:table-cell>
          <table:table-cell table:style-name="ce3" table:number-columns-repeated="2"/>
          <table:table-cell table:style-name="ce3" office:value-type="string" calcext:value-type="string">
            <text:p>Differenzvektor 1</text:p>
          </table:table-cell>
          <table:table-cell table:style-name="ce3"/>
          <table:table-cell table:style-name="ce3" office:value-type="string" calcext:value-type="string">
            <text:p>Verteilung 2. ZS</text:p>
          </table:table-cell>
          <table:table-cell table:style-name="ce3"/>
          <table:table-cell table:style-name="ce3" office:value-type="string" calcext:value-type="string">
            <text:p>Verteilung 3. ZS</text:p>
          </table:table-cell>
          <table:table-cell table:style-name="ce3"/>
          <table:table-cell table:style-name="ce3" office:value-type="string" calcext:value-type="string">
            <text:p>Verteilung 4. ZS</text:p>
          </table:table-cell>
          <table:table-cell table:style-name="ce3"/>
          <table:table-cell table:style-name="ce3" office:value-type="string" calcext:value-type="string">
            <text:p>Verteilung 5. ZS</text:p>
          </table:table-cell>
          <table:table-cell table:style-name="ce3"/>
          <table:table-cell table:style-name="ce3" office:value-type="string" calcext:value-type="string">
            <text:p>Verteilung 6. ZS</text:p>
          </table:table-cell>
          <table:table-cell table:style-name="ce3"/>
          <table:table-cell table:style-name="ce3" office:value-type="string" calcext:value-type="string">
            <text:p>Verteilung 7. ZS</text:p>
          </table:table-cell>
          <table:table-cell table:style-name="ce3"/>
          <table:table-cell table:style-name="ce3" office:value-type="string" calcext:value-type="string">
            <text:p>Verteilung 8. ZS</text:p>
          </table:table-cell>
          <table:table-cell table:style-name="ce3"/>
          <table:table-cell table:style-name="ce3" office:value-type="string" calcext:value-type="string">
            <text:p>Verteilung 9. ZS</text:p>
          </table:table-cell>
          <table:table-cell table:style-name="ce3"/>
          <table:table-cell table:style-name="ce3" office:value-type="string" calcext:value-type="string">
            <text:p>Verteilung 10. ZS</text:p>
          </table:table-cell>
          <table:table-cell table:style-name="ce3"/>
          <table:table-cell table:style-name="ce3" office:value-type="string" calcext:value-type="string">
            <text:p>Verteilung 11. ZS</text:p>
          </table:table-cell>
          <table:table-cell table:style-name="ce3"/>
          <table:table-cell table:style-name="ce3" office:value-type="string" calcext:value-type="string">
            <text:p>Verteilung 12. ZS</text:p>
          </table:table-cell>
          <table:table-cell table:style-name="ce3"/>
          <table:table-cell table:style-name="ce3" office:value-type="string" calcext:value-type="string">
            <text:p>Verteilung 13. ZS</text:p>
          </table:table-cell>
          <table:table-cell table:style-name="ce3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style-name="ce6" table:formula="of:=IF([.J2]-[.J14]&lt;0;0;[.J2]-[.J14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6" table:formula="of:=IF([.L2]-[.L14]&lt;0;0;[.L2]-[.L14])" office:value-type="float" office:value="43.75" calcext:value-type="float">
            <text:p>43,75</text:p>
          </table:table-cell>
          <table:table-cell office:value-type="string" calcext:value-type="string">
            <text:p>A</text:p>
          </table:table-cell>
          <table:table-cell table:style-name="ce6" table:formula="of:=IF([.N2]-[.N14]&lt;0;0;[.N2]-[.N14])" office:value-type="float" office:value="49.9" calcext:value-type="float">
            <text:p>49,9</text:p>
          </table:table-cell>
          <table:table-cell office:value-type="string" calcext:value-type="string">
            <text:p>A</text:p>
          </table:table-cell>
          <table:table-cell table:style-name="ce6" table:formula="of:=IF([.P2]-[.P14]&lt;0;0;[.P2]-[.P14])" office:value-type="float" office:value="41.7925" calcext:value-type="float">
            <text:p>41,79</text:p>
          </table:table-cell>
          <table:table-cell office:value-type="string" calcext:value-type="string">
            <text:p>A</text:p>
          </table:table-cell>
          <table:table-cell table:style-name="ce6" table:formula="of:=IF([.R2]-[.R14]&lt;0;0;[.R2]-[.R14])" office:value-type="float" office:value="36.571" calcext:value-type="float">
            <text:p>36,57</text:p>
          </table:table-cell>
          <table:table-cell office:value-type="string" calcext:value-type="string">
            <text:p>A</text:p>
          </table:table-cell>
          <table:table-cell table:style-name="ce6" table:formula="of:=IF([.T2]-[.T14]&lt;0;0;[.T2]-[.T14])" office:value-type="float" office:value="27.908275" calcext:value-type="float">
            <text:p>27,91</text:p>
          </table:table-cell>
          <table:table-cell office:value-type="string" calcext:value-type="string">
            <text:p>A</text:p>
          </table:table-cell>
          <table:table-cell table:style-name="ce6" table:formula="of:=IF([.V2]-[.V14]&lt;0;0;[.V2]-[.V14])" office:value-type="float" office:value="19.2144100000001" calcext:value-type="float">
            <text:p>19,21</text:p>
          </table:table-cell>
          <table:table-cell office:value-type="string" calcext:value-type="string">
            <text:p>A</text:p>
          </table:table-cell>
          <table:table-cell table:style-name="ce6" table:formula="of:=IF([.X2]-[.X14]&lt;0;0;[.X2]-[.X14])" office:value-type="float" office:value="9.98813125000006" calcext:value-type="float">
            <text:p>9,99</text:p>
          </table:table-cell>
          <table:table-cell office:value-type="string" calcext:value-type="string">
            <text:p>A</text:p>
          </table:table-cell>
          <table:table-cell table:style-name="ce6" table:formula="of:=IF([.Z2]-[.Z14]&lt;0;0;[.Z2]-[.Z14])" office:value-type="float" office:value="0.59422030000006" calcext:value-type="float">
            <text:p>0,59</text:p>
          </table:table-cell>
          <table:table-cell office:value-type="string" calcext:value-type="string">
            <text:p>A</text:p>
          </table:table-cell>
          <table:table-cell table:style-name="ce6" table:formula="of:=IF([.AB2]-[.AB14]&lt;0;0;[.AB2]-[.AB14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6" table:formula="of:=IF([.AD2]-[.AD14]&lt;0;0;[.AD2]-[.AD14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6" table:formula="of:=IF([.AF2]-[.AF14]&lt;0;0;[.AF2]-[.AF14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6" table:formula="of:=IF([.AH2]-[.AH14]&lt;0;0;[.AH2]-[.AH14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style-name="ce6" table:formula="of:=IF([.J3]-[.J15]&lt;0;0;[.J3]-[.J15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6" table:formula="of:=IF([.L3]-[.L15]&lt;0;0;[.L3]-[.L15])" office:value-type="float" office:value="214.25" calcext:value-type="float">
            <text:p>214,25</text:p>
          </table:table-cell>
          <table:table-cell office:value-type="string" calcext:value-type="string">
            <text:p>B</text:p>
          </table:table-cell>
          <table:table-cell table:style-name="ce6" table:formula="of:=IF([.N3]-[.N15]&lt;0;0;[.N3]-[.N15])" office:value-type="float" office:value="131.825" calcext:value-type="float">
            <text:p>131,83</text:p>
          </table:table-cell>
          <table:table-cell office:value-type="string" calcext:value-type="string">
            <text:p>B</text:p>
          </table:table-cell>
          <table:table-cell table:style-name="ce6" table:formula="of:=IF([.P3]-[.P15]&lt;0;0;[.P3]-[.P15])" office:value-type="float" office:value="135.9375" calcext:value-type="float">
            <text:p>135,94</text:p>
          </table:table-cell>
          <table:table-cell office:value-type="string" calcext:value-type="string">
            <text:p>B</text:p>
          </table:table-cell>
          <table:table-cell table:style-name="ce6" table:formula="of:=IF([.R3]-[.R15]&lt;0;0;[.R3]-[.R15])" office:value-type="float" office:value="118.21975" calcext:value-type="float">
            <text:p>118,22</text:p>
          </table:table-cell>
          <table:table-cell office:value-type="string" calcext:value-type="string">
            <text:p>B</text:p>
          </table:table-cell>
          <table:table-cell table:style-name="ce6" table:formula="of:=IF([.T3]-[.T15]&lt;0;0;[.T3]-[.T15])" office:value-type="float" office:value="104.172825" calcext:value-type="float">
            <text:p>104,17</text:p>
          </table:table-cell>
          <table:table-cell office:value-type="string" calcext:value-type="string">
            <text:p>B</text:p>
          </table:table-cell>
          <table:table-cell table:style-name="ce6" table:formula="of:=IF([.V3]-[.V15]&lt;0;0;[.V3]-[.V15])" office:value-type="float" office:value="90.2649425000001" calcext:value-type="float">
            <text:p>90,26</text:p>
          </table:table-cell>
          <table:table-cell office:value-type="string" calcext:value-type="string">
            <text:p>B</text:p>
          </table:table-cell>
          <table:table-cell table:style-name="ce6" table:formula="of:=IF([.X3]-[.X15]&lt;0;0;[.X3]-[.X15])" office:value-type="float" office:value="76.1105097500001" calcext:value-type="float">
            <text:p>76,11</text:p>
          </table:table-cell>
          <table:table-cell office:value-type="string" calcext:value-type="string">
            <text:p>B</text:p>
          </table:table-cell>
          <table:table-cell table:style-name="ce6" table:formula="of:=IF([.Z3]-[.Z15]&lt;0;0;[.Z3]-[.Z15])" office:value-type="float" office:value="62.1324983750001" calcext:value-type="float">
            <text:p>62,13</text:p>
          </table:table-cell>
          <table:table-cell office:value-type="string" calcext:value-type="string">
            <text:p>B</text:p>
          </table:table-cell>
          <table:table-cell table:style-name="ce6" table:formula="of:=IF([.AB3]-[.AB15]&lt;0;0;[.AB3]-[.AB15])" office:value-type="float" office:value="48.1187214825001" calcext:value-type="float">
            <text:p>48,12</text:p>
          </table:table-cell>
          <table:table-cell office:value-type="string" calcext:value-type="string">
            <text:p>B</text:p>
          </table:table-cell>
          <table:table-cell table:style-name="ce6" table:formula="of:=IF([.AD3]-[.AD15]&lt;0;0;[.AD3]-[.AD15])" office:value-type="float" office:value="27.4469420008752" calcext:value-type="float">
            <text:p>27,45</text:p>
          </table:table-cell>
          <table:table-cell office:value-type="string" calcext:value-type="string">
            <text:p>B</text:p>
          </table:table-cell>
          <table:table-cell table:style-name="ce6" table:formula="of:=IF([.AF3]-[.AF15]&lt;0;0;[.AF3]-[.AF15])" office:value-type="float" office:value="9.16012939055638" calcext:value-type="float">
            <text:p>9,16</text:p>
          </table:table-cell>
          <table:table-cell office:value-type="string" calcext:value-type="string">
            <text:p>B</text:p>
          </table:table-cell>
          <table:table-cell table:style-name="ce6" table:formula="of:=IF([.AH3]-[.AH15]&lt;0;0;[.AH3]-[.AH15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table:style-name="ce6" table:formula="of:=IF([.J4]-[.J16]&lt;0;0;[.J4]-[.J16])" office:value-type="float" office:value="420" calcext:value-type="float">
            <text:p>420</text:p>
          </table:table-cell>
          <table:table-cell office:value-type="string" calcext:value-type="string">
            <text:p>C</text:p>
          </table:table-cell>
          <table:table-cell table:style-name="ce6" table:formula="of:=IF([.L4]-[.L16]&lt;0;0;[.L4]-[.L16])"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table:style-name="ce6" table:formula="of:=IF([.N4]-[.N16]&lt;0;0;[.N4]-[.N16])" office:value-type="float" office:value="144.375" calcext:value-type="float">
            <text:p>144,38</text:p>
          </table:table-cell>
          <table:table-cell office:value-type="string" calcext:value-type="string">
            <text:p>C</text:p>
          </table:table-cell>
          <table:table-cell table:style-name="ce6" table:formula="of:=IF([.P4]-[.P16]&lt;0;0;[.P4]-[.P16])" office:value-type="float" office:value="104.9975" calcext:value-type="float">
            <text:p>105</text:p>
          </table:table-cell>
          <table:table-cell office:value-type="string" calcext:value-type="string">
            <text:p>C</text:p>
          </table:table-cell>
          <table:table-cell table:style-name="ce6" table:formula="of:=IF([.R4]-[.R16]&lt;0;0;[.R4]-[.R16])" office:value-type="float" office:value="96.4797500000001" calcext:value-type="float">
            <text:p>96,48</text:p>
          </table:table-cell>
          <table:table-cell office:value-type="string" calcext:value-type="string">
            <text:p>C</text:p>
          </table:table-cell>
          <table:table-cell table:style-name="ce6" table:formula="of:=IF([.T4]-[.T16]&lt;0;0;[.T4]-[.T16])" office:value-type="float" office:value="83.9711250000001" calcext:value-type="float">
            <text:p>83,97</text:p>
          </table:table-cell>
          <table:table-cell office:value-type="string" calcext:value-type="string">
            <text:p>C</text:p>
          </table:table-cell>
          <table:table-cell table:style-name="ce6" table:formula="of:=IF([.V4]-[.V16]&lt;0;0;[.V4]-[.V16])" office:value-type="float" office:value="72.0842825000001" calcext:value-type="float">
            <text:p>72,08</text:p>
          </table:table-cell>
          <table:table-cell office:value-type="string" calcext:value-type="string">
            <text:p>C</text:p>
          </table:table-cell>
          <table:table-cell table:style-name="ce6" table:formula="of:=IF([.X4]-[.X16]&lt;0;0;[.X4]-[.X16])" office:value-type="float" office:value="60.7815387500001" calcext:value-type="float">
            <text:p>60,78</text:p>
          </table:table-cell>
          <table:table-cell office:value-type="string" calcext:value-type="string">
            <text:p>C</text:p>
          </table:table-cell>
          <table:table-cell table:style-name="ce6" table:formula="of:=IF([.Z4]-[.Z16]&lt;0;0;[.Z4]-[.Z16])" office:value-type="float" office:value="49.4424033750001" calcext:value-type="float">
            <text:p>49,44</text:p>
          </table:table-cell>
          <table:table-cell office:value-type="string" calcext:value-type="string">
            <text:p>C</text:p>
          </table:table-cell>
          <table:table-cell table:style-name="ce6" table:formula="of:=IF([.AB4]-[.AB16]&lt;0;0;[.AB4]-[.AB16])" office:value-type="float" office:value="38.2393032725001" calcext:value-type="float">
            <text:p>38,24</text:p>
          </table:table-cell>
          <table:table-cell office:value-type="string" calcext:value-type="string">
            <text:p>C</text:p>
          </table:table-cell>
          <table:table-cell table:style-name="ce6" table:formula="of:=IF([.AD4]-[.AD16]&lt;0;0;[.AD4]-[.AD16])" office:value-type="float" office:value="27.0580716402501" calcext:value-type="float">
            <text:p>27,06</text:p>
          </table:table-cell>
          <table:table-cell office:value-type="string" calcext:value-type="string">
            <text:p>C</text:p>
          </table:table-cell>
          <table:table-cell table:style-name="ce6" table:formula="of:=IF([.AF4]-[.AF16]&lt;0;0;[.AF4]-[.AF16])" office:value-type="float" office:value="13.8976843034626" calcext:value-type="float">
            <text:p>13,9</text:p>
          </table:table-cell>
          <table:table-cell office:value-type="string" calcext:value-type="string">
            <text:p>C</text:p>
          </table:table-cell>
          <table:table-cell table:style-name="ce6" table:formula="of:=IF([.AH4]-[.AH16]&lt;0;0;[.AH4]-[.AH16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  <table:table-cell table:style-name="ce6" table:formula="of:=IF([.J5]-[.J17]&lt;0;0;[.J5]-[.J17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style-name="ce6" table:formula="of:=IF([.L5]-[.L17]&lt;0;0;[.L5]-[.L17])"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table:style-name="ce6" table:formula="of:=IF([.N5]-[.N17]&lt;0;0;[.N5]-[.N17])" office:value-type="float" office:value="52.25" calcext:value-type="float">
            <text:p>52,25</text:p>
          </table:table-cell>
          <table:table-cell office:value-type="string" calcext:value-type="string">
            <text:p>D</text:p>
          </table:table-cell>
          <table:table-cell table:style-name="ce6" table:formula="of:=IF([.P5]-[.P17]&lt;0;0;[.P5]-[.P17])" office:value-type="float" office:value="49.57" calcext:value-type="float">
            <text:p>49,57</text:p>
          </table:table-cell>
          <table:table-cell office:value-type="string" calcext:value-type="string">
            <text:p>D</text:p>
          </table:table-cell>
          <table:table-cell table:style-name="ce6" table:formula="of:=IF([.R5]-[.R17]&lt;0;0;[.R5]-[.R17])" office:value-type="float" office:value="41.7275" calcext:value-type="float">
            <text:p>41,73</text:p>
          </table:table-cell>
          <table:table-cell office:value-type="string" calcext:value-type="string">
            <text:p>D</text:p>
          </table:table-cell>
          <table:table-cell table:style-name="ce6" table:formula="of:=IF([.T5]-[.T17]&lt;0;0;[.T5]-[.T17])" office:value-type="float" office:value="34.3403" calcext:value-type="float">
            <text:p>34,34</text:p>
          </table:table-cell>
          <table:table-cell office:value-type="string" calcext:value-type="string">
            <text:p>D</text:p>
          </table:table-cell>
          <table:table-cell table:style-name="ce6" table:formula="of:=IF([.V5]-[.V17]&lt;0;0;[.V5]-[.V17])" office:value-type="float" office:value="27.550285" calcext:value-type="float">
            <text:p>27,55</text:p>
          </table:table-cell>
          <table:table-cell office:value-type="string" calcext:value-type="string">
            <text:p>D</text:p>
          </table:table-cell>
          <table:table-cell table:style-name="ce6" table:formula="of:=IF([.X5]-[.X17]&lt;0;0;[.X5]-[.X17])" office:value-type="float" office:value="20.647061" calcext:value-type="float">
            <text:p>20,65</text:p>
          </table:table-cell>
          <table:table-cell office:value-type="string" calcext:value-type="string">
            <text:p>D</text:p>
          </table:table-cell>
          <table:table-cell table:style-name="ce6" table:formula="of:=IF([.Z5]-[.Z17]&lt;0;0;[.Z5]-[.Z17])" office:value-type="float" office:value="13.87296155" calcext:value-type="float">
            <text:p>13,87</text:p>
          </table:table-cell>
          <table:table-cell office:value-type="string" calcext:value-type="string">
            <text:p>D</text:p>
          </table:table-cell>
          <table:table-cell table:style-name="ce6" table:formula="of:=IF([.AB5]-[.AB17]&lt;0;0;[.AB5]-[.AB17])" office:value-type="float" office:value="7.10656363000005" calcext:value-type="float">
            <text:p>7,11</text:p>
          </table:table-cell>
          <table:table-cell office:value-type="string" calcext:value-type="string">
            <text:p>D</text:p>
          </table:table-cell>
          <table:table-cell table:style-name="ce6" table:formula="of:=IF([.AD5]-[.AD17]&lt;0;0;[.AD5]-[.AD17])" office:value-type="float" office:value="0.359981964500047" calcext:value-type="float">
            <text:p>0,36</text:p>
          </table:table-cell>
          <table:table-cell office:value-type="string" calcext:value-type="string">
            <text:p>D</text:p>
          </table:table-cell>
          <table:table-cell table:style-name="ce6" table:formula="of:=IF([.AF5]-[.AF17]&lt;0;0;[.AF5]-[.AF17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style-name="ce6" table:formula="of:=IF([.AH5]-[.AH17]&lt;0;0;[.AH5]-[.AH17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</text:p>
          </table:table-cell>
          <table:table-cell table:style-name="ce6" table:formula="of:=IF([.J6]-[.J18]&lt;0;0;[.J6]-[.J18])" office:value-type="float" office:value="175" calcext:value-type="float">
            <text:p>175</text:p>
          </table:table-cell>
          <table:table-cell office:value-type="string" calcext:value-type="string">
            <text:p>E</text:p>
          </table:table-cell>
          <table:table-cell table:style-name="ce6" table:formula="of:=IF([.L6]-[.L18]&lt;0;0;[.L6]-[.L18])" office:value-type="float" office:value="79" calcext:value-type="float">
            <text:p>79</text:p>
          </table:table-cell>
          <table:table-cell office:value-type="string" calcext:value-type="string">
            <text:p>E</text:p>
          </table:table-cell>
          <table:table-cell table:style-name="ce6" table:formula="of:=IF([.N6]-[.N18]&lt;0;0;[.N6]-[.N18])" office:value-type="float" office:value="71.65" calcext:value-type="float">
            <text:p>71,65</text:p>
          </table:table-cell>
          <table:table-cell office:value-type="string" calcext:value-type="string">
            <text:p>E</text:p>
          </table:table-cell>
          <table:table-cell table:style-name="ce6" table:formula="of:=IF([.P6]-[.P18]&lt;0;0;[.P6]-[.P18])" office:value-type="float" office:value="67.7025" calcext:value-type="float">
            <text:p>67,7</text:p>
          </table:table-cell>
          <table:table-cell office:value-type="string" calcext:value-type="string">
            <text:p>E</text:p>
          </table:table-cell>
          <table:table-cell table:style-name="ce6" table:formula="of:=IF([.R6]-[.R18]&lt;0;0;[.R6]-[.R18])" office:value-type="float" office:value="57.002" calcext:value-type="float">
            <text:p>57</text:p>
          </table:table-cell>
          <table:table-cell office:value-type="string" calcext:value-type="string">
            <text:p>E</text:p>
          </table:table-cell>
          <table:table-cell table:style-name="ce6" table:formula="of:=IF([.T6]-[.T18]&lt;0;0;[.T6]-[.T18])" office:value-type="float" office:value="49.6074750000001" calcext:value-type="float">
            <text:p>49,61</text:p>
          </table:table-cell>
          <table:table-cell office:value-type="string" calcext:value-type="string">
            <text:p>E</text:p>
          </table:table-cell>
          <table:table-cell table:style-name="ce6" table:formula="of:=IF([.V6]-[.V18]&lt;0;0;[.V6]-[.V18])" office:value-type="float" office:value="40.8860800000001" calcext:value-type="float">
            <text:p>40,89</text:p>
          </table:table-cell>
          <table:table-cell office:value-type="string" calcext:value-type="string">
            <text:p>E</text:p>
          </table:table-cell>
          <table:table-cell table:style-name="ce6" table:formula="of:=IF([.X6]-[.X18]&lt;0;0;[.X6]-[.X18])" office:value-type="float" office:value="32.4727592500001" calcext:value-type="float">
            <text:p>32,47</text:p>
          </table:table-cell>
          <table:table-cell office:value-type="string" calcext:value-type="string">
            <text:p>E</text:p>
          </table:table-cell>
          <table:table-cell table:style-name="ce6" table:formula="of:=IF([.Z6]-[.Z18]&lt;0;0;[.Z6]-[.Z18])" office:value-type="float" office:value="23.9579164000001" calcext:value-type="float">
            <text:p>23,96</text:p>
          </table:table-cell>
          <table:table-cell office:value-type="string" calcext:value-type="string">
            <text:p>E</text:p>
          </table:table-cell>
          <table:table-cell table:style-name="ce6" table:formula="of:=IF([.AB6]-[.AB18]&lt;0;0;[.AB6]-[.AB18])" office:value-type="float" office:value="15.4418850675001" calcext:value-type="float">
            <text:p>15,44</text:p>
          </table:table-cell>
          <table:table-cell office:value-type="string" calcext:value-type="string">
            <text:p>E</text:p>
          </table:table-cell>
          <table:table-cell table:style-name="ce6" table:formula="of:=IF([.AD6]-[.AD18]&lt;0;0;[.AD6]-[.AD18])" office:value-type="float" office:value="9.59170189175004" calcext:value-type="float">
            <text:p>9,59</text:p>
          </table:table-cell>
          <table:table-cell office:value-type="string" calcext:value-type="string">
            <text:p>E</text:p>
          </table:table-cell>
          <table:table-cell table:style-name="ce6" table:formula="of:=IF([.AF6]-[.AF18]&lt;0;0;[.AF6]-[.AF18])" office:value-type="float" office:value="3.26430311748755" calcext:value-type="float">
            <text:p>3,26</text:p>
          </table:table-cell>
          <table:table-cell office:value-type="string" calcext:value-type="string">
            <text:p>E</text:p>
          </table:table-cell>
          <table:table-cell table:style-name="ce6" table:formula="of:=IF([.AH6]-[.AH18]&lt;0;0;[.AH6]-[.AH18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7" table:formula="of:=SUM([.J31:.J35])" office:value-type="float" office:value="595" calcext:value-type="float">
            <text:p>595</text:p>
          </table:table-cell>
          <table:table-cell table:style-name="ce7"/>
          <table:table-cell table:style-name="ce7" table:formula="of:=SUM([.L31:.L35])" office:value-type="float" office:value="500" calcext:value-type="float">
            <text:p>500</text:p>
          </table:table-cell>
          <table:table-cell table:style-name="ce7"/>
          <table:table-cell table:style-name="ce7" table:formula="of:=SUM([.N31:.N35])" office:value-type="float" office:value="450" calcext:value-type="float">
            <text:p>450</text:p>
          </table:table-cell>
          <table:table-cell table:style-name="ce7"/>
          <table:table-cell table:style-name="ce7" table:formula="of:=SUM([.P31:.P35])" office:value-type="float" office:value="400" calcext:value-type="float">
            <text:p>400</text:p>
          </table:table-cell>
          <table:table-cell table:style-name="ce7"/>
          <table:table-cell table:style-name="ce7" table:formula="of:=SUM([.R31:.R35])" office:value-type="float" office:value="350" calcext:value-type="float">
            <text:p>350</text:p>
          </table:table-cell>
          <table:table-cell table:style-name="ce7"/>
          <table:table-cell table:style-name="ce7" table:formula="of:=SUM([.T31:.T35])" office:value-type="float" office:value="300" calcext:value-type="float">
            <text:p>300</text:p>
          </table:table-cell>
          <table:table-cell table:style-name="ce7"/>
          <table:table-cell table:style-name="ce7" table:formula="of:=SUM([.V31:.V35])" office:value-type="float" office:value="250" calcext:value-type="float">
            <text:p>250</text:p>
          </table:table-cell>
          <table:table-cell table:style-name="ce7"/>
          <table:table-cell table:style-name="ce7" table:formula="of:=SUM([.X31:.X35])" office:value-type="float" office:value="200" calcext:value-type="float">
            <text:p>200</text:p>
          </table:table-cell>
          <table:table-cell table:style-name="ce7"/>
          <table:table-cell table:style-name="ce7" table:formula="of:=SUM([.Z31:.Z35])" office:value-type="float" office:value="150" calcext:value-type="float">
            <text:p>150</text:p>
          </table:table-cell>
          <table:table-cell table:style-name="ce7"/>
          <table:table-cell table:style-name="ce7" table:formula="of:=SUM([.AB31:.AB35])" office:value-type="float" office:value="108.9064734525" calcext:value-type="float">
            <text:p>108,91</text:p>
          </table:table-cell>
          <table:table-cell table:style-name="ce7"/>
          <table:table-cell table:style-name="ce7" table:formula="of:=SUM([.AD31:.AD35])" office:value-type="float" office:value="64.4566974973753" calcext:value-type="float">
            <text:p>64,46</text:p>
          </table:table-cell>
          <table:table-cell table:style-name="ce7"/>
          <table:table-cell table:style-name="ce7" table:formula="of:=SUM([.AF31:.AF35])" office:value-type="float" office:value="26.3221168115065" calcext:value-type="float">
            <text:p>26,32</text:p>
          </table:table-cell>
          <table:table-cell table:style-name="ce7"/>
          <table:table-cell table:style-name="ce7" table:formula="of:=SUM([.AH31:.AH3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3" table:number-columns-repeated="3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office:annotation draw:style-name="gr3" draw:text-style-name="P2" svg:width="28.98mm" svg:height="13.86mm" svg:x="164.06mm" svg:y="147.74mm" draw:caption-point-x="-5.5mm" draw:caption-point-y="15.69mm">
              <dc:date>2009-06-08T00:00:00</dc:date>
              <text:p text:style-name="P1"><text:span text:style-name="T1">Wieviele Gegenmittel bleiben übrig?</text:span></text:p>
            </office:annotation>
            <text:p>Verteilung G – Verteilung (S – G):</text:p>
          </table:table-cell>
          <table:table-cell table:style-name="ce3" table:number-columns-repeated="2"/>
          <table:table-cell table:style-name="ce3" office:value-type="string" calcext:value-type="string">
            <text:p>Differenzvektor 2</text:p>
          </table:table-cell>
          <table:table-cell table:style-name="ce3"/>
          <table:table-cell table:style-name="ce3" office:value-type="string" calcext:value-type="string">
            <text:p>2. Ausbreitung – Verteilung</text:p>
          </table:table-cell>
          <table:table-cell table:style-name="ce3"/>
          <table:table-cell table:style-name="ce3" office:value-type="string" calcext:value-type="string">
            <text:p>3. Ausbreitung – Verteilung</text:p>
          </table:table-cell>
          <table:table-cell table:style-name="ce3"/>
          <table:table-cell table:style-name="ce3" office:value-type="string" calcext:value-type="string">
            <text:p>4. Ausbreitung – Verteilung</text:p>
          </table:table-cell>
          <table:table-cell table:style-name="ce3"/>
          <table:table-cell table:style-name="ce3" office:value-type="string" calcext:value-type="string">
            <text:p>5. Ausbreitung – Verteilung</text:p>
          </table:table-cell>
          <table:table-cell table:style-name="ce3"/>
          <table:table-cell table:style-name="ce3" office:value-type="string" calcext:value-type="string">
            <text:p>6. Ausbreitung – Verteilung</text:p>
          </table:table-cell>
          <table:table-cell table:style-name="ce3"/>
          <table:table-cell table:style-name="ce3" office:value-type="string" calcext:value-type="string">
            <text:p>7. Ausbreitung – Verteilung</text:p>
          </table:table-cell>
          <table:table-cell table:style-name="ce3"/>
          <table:table-cell table:style-name="ce3" office:value-type="string" calcext:value-type="string">
            <text:p>8. Ausbreitung – Verteilung</text:p>
          </table:table-cell>
          <table:table-cell table:style-name="ce3"/>
          <table:table-cell table:style-name="ce3" office:value-type="string" calcext:value-type="string">
            <text:p>9. Ausbreitung – Verteilung</text:p>
          </table:table-cell>
          <table:table-cell table:style-name="ce3"/>
          <table:table-cell table:style-name="ce3" office:value-type="string" calcext:value-type="string">
            <text:p>10. Ausbreitung – Verteilung</text:p>
          </table:table-cell>
          <table:table-cell table:style-name="ce3"/>
          <table:table-cell table:style-name="ce3" office:value-type="string" calcext:value-type="string">
            <text:p>11. Ausbreitung – Verteilung</text:p>
          </table:table-cell>
          <table:table-cell table:style-name="ce3"/>
          <table:table-cell table:style-name="ce3" office:value-type="string" calcext:value-type="string">
            <text:p>12. Ausbreitung – Verteilung</text:p>
          </table:table-cell>
          <table:table-cell table:style-name="ce3"/>
          <table:table-cell table:style-name="ce3" office:value-type="string" calcext:value-type="string">
            <text:p>13. Ausbreitung – Verteilung</text:p>
          </table:table-cell>
          <table:table-cell table:style-name="ce3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formula="of:=IF([.J15]-[.J2]&lt;0;0;[.J14]-[.J2])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formula="of:=IF([.L14]-[.L2]&lt;0;0;[.L14]-[.L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N14]-[.N2]&lt;0;0;[.N14]-[.N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P14]-[.P2]&lt;0;0;[.P14]-[.P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R14]-[.R2]&lt;0;0;[.R14]-[.R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T14]-[.T2]&lt;0;0;[.T14]-[.T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V14]-[.V2]&lt;0;0;[.V14]-[.V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X14]-[.X2]&lt;0;0;[.X14]-[.X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Z14]-[.Z2]&lt;0;0;[.Z14]-[.Z2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IF([.AB14]-[.AB2]&lt;0;0;[.AB14]-[.AB2])" office:value-type="float" office:value="8.90647345249993" calcext:value-type="float">
            <text:p>8,91</text:p>
          </table:table-cell>
          <table:table-cell office:value-type="string" calcext:value-type="string">
            <text:p>A</text:p>
          </table:table-cell>
          <table:table-cell table:formula="of:=IF([.AD14]-[.AD2]&lt;0;0;[.AD14]-[.AD2])" office:value-type="float" office:value="14.456697497375" calcext:value-type="float">
            <text:p>14,46</text:p>
          </table:table-cell>
          <table:table-cell office:value-type="string" calcext:value-type="string">
            <text:p>A</text:p>
          </table:table-cell>
          <table:table-cell table:formula="of:=IF([.AF14]-[.AF2]&lt;0;0;[.AF14]-[.AF2])" office:value-type="float" office:value="19.1414599180812" calcext:value-type="float">
            <text:p>19,14</text:p>
          </table:table-cell>
          <table:table-cell office:value-type="string" calcext:value-type="string">
            <text:p>A</text:p>
          </table:table-cell>
          <table:table-cell table:formula="of:=IF([.AH14]-[.AH2]&lt;0;0;[.AH14]-[.AH2])" office:value-type="float" office:value="23.7353388098534" calcext:value-type="float">
            <text:p>23,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formula="of:=IF([.J16]-[.J3]&lt;0;0;[.J15]-[.J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L15]-[.L3]&lt;0;0;[.L15]-[.L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N15]-[.N3]&lt;0;0;[.N15]-[.N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P15]-[.P3]&lt;0;0;[.P15]-[.P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R15]-[.R3]&lt;0;0;[.R15]-[.R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T15]-[.T3]&lt;0;0;[.T15]-[.T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V15]-[.V3]&lt;0;0;[.V15]-[.V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X15]-[.X3]&lt;0;0;[.X15]-[.X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Z15]-[.Z3]&lt;0;0;[.Z15]-[.Z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AB15]-[.AB3]&lt;0;0;[.AB15]-[.AB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AD15]-[.AD3]&lt;0;0;[.AD15]-[.AD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AF15]-[.AF3]&lt;0;0;[.AF15]-[.AF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IF([.AH15]-[.AH3]&lt;0;0;[.AH15]-[.AH3])" office:value-type="float" office:value="8.57155313663018" calcext:value-type="float">
            <text:p>8,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table:formula="of:=IF([.J17]-[.J4]&lt;0;0;[.J16]-[.J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L16]-[.L4]&lt;0;0;[.L16]-[.L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N16]-[.N4]&lt;0;0;[.N16]-[.N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P16]-[.P4]&lt;0;0;[.P16]-[.P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R16]-[.R4]&lt;0;0;[.R16]-[.R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T16]-[.T4]&lt;0;0;[.T16]-[.T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V16]-[.V4]&lt;0;0;[.V16]-[.V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X16]-[.X4]&lt;0;0;[.X16]-[.X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Z16]-[.Z4]&lt;0;0;[.Z16]-[.Z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AB16]-[.AB4]&lt;0;0;[.AB16]-[.AB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AD16]-[.AD4]&lt;0;0;[.AD16]-[.AD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AF16]-[.AF4]&lt;0;0;[.AF16]-[.AF4]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IF([.AH16]-[.AH4]&lt;0;0;[.AH16]-[.AH4])" office:value-type="float" office:value="0.21694983688052" calcext:value-type="float">
            <text:p>0,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  <table:table-cell table:formula="of:=IF([.J18]-[.J5]&lt;0;0;[.J17]-[.J5])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formula="of:=IF([.L17]-[.L5]&lt;0;0;[.L17]-[.L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N17]-[.N5]&lt;0;0;[.N17]-[.N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P17]-[.P5]&lt;0;0;[.P17]-[.P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R17]-[.R5]&lt;0;0;[.R17]-[.R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T17]-[.T5]&lt;0;0;[.T17]-[.T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V17]-[.V5]&lt;0;0;[.V17]-[.V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X17]-[.X5]&lt;0;0;[.X17]-[.X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Z17]-[.Z5]&lt;0;0;[.Z17]-[.Z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AB17]-[.AB5]&lt;0;0;[.AB17]-[.AB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AD17]-[.AD5]&lt;0;0;[.AD17]-[.AD5]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formula="of:=IF([.AF17]-[.AF5]&lt;0;0;[.AF17]-[.AF5])" office:value-type="float" office:value="7.18065689342494" calcext:value-type="float">
            <text:p>7,18</text:p>
          </table:table-cell>
          <table:table-cell office:value-type="string" calcext:value-type="string">
            <text:p>D</text:p>
          </table:table-cell>
          <table:table-cell table:formula="of:=IF([.AH17]-[.AH5]&lt;0;0;[.AH17]-[.AH5])" office:value-type="float" office:value="16.1717080163837" calcext:value-type="float">
            <text:p>16,1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</text:p>
          </table:table-cell>
          <table:table-cell table:formula="of:=IF([.J19]-[.J6]&lt;0;0;[.J18]-[.J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L18]-[.L6]&lt;0;0;[.L18]-[.L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N18]-[.N6]&lt;0;0;[.N18]-[.N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P18]-[.P6]&lt;0;0;[.P18]-[.P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R18]-[.R6]&lt;0;0;[.R18]-[.R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T18]-[.T6]&lt;0;0;[.T18]-[.T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V18]-[.V6]&lt;0;0;[.V18]-[.V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X18]-[.X6]&lt;0;0;[.X18]-[.X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Z18]-[.Z6]&lt;0;0;[.Z18]-[.Z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AB18]-[.AB6]&lt;0;0;[.AB18]-[.AB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AD18]-[.AD6]&lt;0;0;[.AD18]-[.AD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AF18]-[.AF6]&lt;0;0;[.AF18]-[.AF6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formula="of:=IF([.AH18]-[.AH6]&lt;0;0;[.AH18]-[.AH6])" office:value-type="float" office:value="1.30445020025184" calcext:value-type="float">
            <text:p>1,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9" table:formula="of:=SUM([.J39:.J43])" office:value-type="float" office:value="45" calcext:value-type="float">
            <text:p>45</text:p>
          </table:table-cell>
          <table:table-cell table:style-name="ce9"/>
          <table:table-cell table:style-name="ce9" table:formula="of:=SUM([.L39:.L43])" office:value-type="float" office:value="0" calcext:value-type="float">
            <text:p>0</text:p>
          </table:table-cell>
          <table:table-cell table:style-name="ce9"/>
          <table:table-cell table:style-name="ce9" table:formula="of:=SUM([.N39:.N43])" office:value-type="float" office:value="0" calcext:value-type="float">
            <text:p>0</text:p>
          </table:table-cell>
          <table:table-cell table:style-name="ce9"/>
          <table:table-cell table:style-name="ce9" table:formula="of:=SUM([.P39:.P43])" office:value-type="float" office:value="0" calcext:value-type="float">
            <text:p>0</text:p>
          </table:table-cell>
          <table:table-cell table:style-name="ce9"/>
          <table:table-cell table:style-name="ce9" table:formula="of:=SUM([.R39:.R43])" office:value-type="float" office:value="0" calcext:value-type="float">
            <text:p>0</text:p>
          </table:table-cell>
          <table:table-cell table:style-name="ce9"/>
          <table:table-cell table:style-name="ce9" table:formula="of:=SUM([.T39:.T43])" office:value-type="float" office:value="0" calcext:value-type="float">
            <text:p>0</text:p>
          </table:table-cell>
          <table:table-cell table:style-name="ce9"/>
          <table:table-cell table:style-name="ce9" table:formula="of:=SUM([.V39:.V43])" office:value-type="float" office:value="0" calcext:value-type="float">
            <text:p>0</text:p>
          </table:table-cell>
          <table:table-cell table:style-name="ce9"/>
          <table:table-cell table:style-name="ce9" table:formula="of:=SUM([.X39:.X43])" office:value-type="float" office:value="0" calcext:value-type="float">
            <text:p>0</text:p>
          </table:table-cell>
          <table:table-cell table:style-name="ce9"/>
          <table:table-cell table:style-name="ce9" table:formula="of:=SUM([.Z39:.Z43])" office:value-type="float" office:value="0" calcext:value-type="float">
            <text:p>0</text:p>
          </table:table-cell>
          <table:table-cell table:style-name="ce9"/>
          <table:table-cell table:style-name="ce9" table:formula="of:=SUM([.AB39:.AB43])" office:value-type="float" office:value="8.90647345249993" calcext:value-type="float">
            <text:p>8,91</text:p>
          </table:table-cell>
          <table:table-cell table:style-name="ce9"/>
          <table:table-cell table:style-name="ce9" table:formula="of:=SUM([.AD39:.AD43])" office:value-type="float" office:value="14.456697497375" calcext:value-type="float">
            <text:p>14,46</text:p>
          </table:table-cell>
          <table:table-cell table:style-name="ce9"/>
          <table:table-cell table:style-name="ce9" table:formula="of:=SUM([.AF39:.AF43])" office:value-type="float" office:value="26.3221168115062" calcext:value-type="float">
            <text:p>26,32</text:p>
          </table:table-cell>
          <table:table-cell table:style-name="ce9"/>
          <table:table-cell table:style-name="ce9" table:formula="of:=SUM([.AH39:.AH43])" office:value-type="float" office:value="49.9999999999996" calcext:value-type="float">
            <text:p>50</text:p>
          </table:table-cell>
          <table:table-cell table:style-name="ce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de" fo:country="D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-100 -100 200 200" svg:d="M100 0c0 55-45 100-100 100s-100-45-100-100 45-100 100-100 100 45 100 100z"/>
    <draw:marker draw:name="Linienende_20_2" draw:display-name="Linienend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.00.0000</text:date>, <text:time style:data-style-name="N2" text:time-value="19:32:04.0547442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09-05-18T14:38:31</meta:creation-date>
    <dc:date>2016-10-19T19:54:30.392956759</dc:date>
    <meta:editing-cycles>44</meta:editing-cycles>
    <meta:editing-duration>PT4H49M38S</meta:editing-duration>
    <dc:creator>Melanie Platz</dc:creator>
    <meta:document-statistic meta:table-count="3" meta:cell-count="910" meta:object-count="0"/>
    <meta:user-defined meta:name="Info 1"/>
    <meta:user-defined meta:name="Info 2"/>
    <meta:user-defined meta:name="Info 3"/>
    <meta:user-defined meta:name="Info 4"/>
  </office:meta>
</office:document-meta>
</file>